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style:font-name="Calibri1"/>
    </style:style>
    <style:style style:name="P6" style:family="paragraph" style:parent-style-name="Dialog">
      <style:paragraph-properties fo:text-align="center" style:justify-single-word="false"/>
      <style:text-properties style:font-name="Calibri1"/>
    </style:style>
    <style:style style:name="P7" style:family="paragraph" style:parent-style-name="Dialog">
      <style:text-properties style:font-name="Calibri"/>
    </style:style>
    <style:style style:name="P8" style:family="paragraph" style:parent-style-name="Dialog">
      <style:text-properties style:font-name="Calibri2"/>
    </style:style>
    <style:style style:name="P9" style:family="paragraph" style:parent-style-name="Text_20_body">
      <style:text-properties fo:language="pl" fo:country="PL"/>
    </style:style>
    <style:style style:name="P10" style:family="paragraph" style:parent-style-name="Text_20_body">
      <style:text-properties style:font-name="Calibri1"/>
    </style:style>
    <style:style style:name="P11" style:family="paragraph" style:parent-style-name="Text_20_body">
      <style:paragraph-properties fo:text-align="center" style:justify-single-word="false"/>
      <style:text-properties style:font-name="Calibri1"/>
    </style:style>
    <style:style style:name="P12" style:family="paragraph" style:parent-style-name="Text_20_body">
      <style:paragraph-properties fo:text-align="start" style:justify-single-word="false"/>
      <style:text-properties style:font-name="Calibri1"/>
    </style:style>
    <style:style style:name="P13" style:family="paragraph" style:parent-style-name="Text_20_body">
      <style:text-properties style:font-name="Calibri"/>
    </style:style>
    <style:style style:name="P14" style:family="paragraph" style:parent-style-name="Text_20_body">
      <style:paragraph-properties fo:text-align="center" style:justify-single-word="false"/>
      <style:text-properties style:font-name="Calibri"/>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center" style:justify-single-word="false"/>
      <style:text-properties style:font-name="Calibri2"/>
    </style:style>
    <style:style style:name="P17" style:family="paragraph" style:parent-style-name="Text_20_body">
      <style:paragraph-properties fo:background-color="transparent">
        <style:background-image/>
      </style:paragraph-properties>
    </style:style>
    <style:style style:name="P18" style:family="paragraph" style:parent-style-name="Heading" style:master-page-name="Standard">
      <style:paragraph-properties style:page-number="auto"/>
      <style:text-properties fo:language="pl" fo:country="PL"/>
    </style:style>
    <style:style style:name="P19" style:family="paragraph" style:parent-style-name="Heading_20_2">
      <style:text-properties fo:language="pl" fo:country="PL"/>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fo:language="pl" fo:country="PL"/>
    </style:style>
    <style:style style:name="P22" style:family="paragraph" style:parent-style-name="Heading_20_2" style:list-style-name="WWNum4">
      <style:paragraph-properties fo:break-before="page"/>
      <style:text-properties fo:language="pl" fo:country="PL"/>
    </style:style>
    <style:style style:name="P23" style:family="paragraph" style:parent-style-name="Heading_20_3">
      <style:text-properties fo:language="pl" fo:country="PL"/>
    </style:style>
    <style:style style:name="P24" style:family="paragraph" style:parent-style-name="List_20_Paragraph" style:list-style-name="WWNum1">
      <style:text-properties fo:language="pl" fo:country="PL"/>
    </style:style>
    <style:style style:name="P25" style:family="paragraph" style:parent-style-name="List_20_Paragraph" style:list-style-name="WWNum2">
      <style:text-properties fo:language="pl" fo:country="PL"/>
    </style:style>
    <style:style style:name="P26" style:family="paragraph" style:parent-style-name="Dialog">
      <style:text-properties style:font-name="Calibri1"/>
    </style:style>
    <style:style style:name="P27" style:family="paragraph" style:parent-style-name="Dialog">
      <style:text-properties style:font-name="Calibri2"/>
    </style:style>
    <style:style style:name="P28" style:family="paragraph" style:parent-style-name="Text_20_body">
      <style:text-properties style:font-name="Calibri1"/>
    </style:style>
    <style:style style:name="P29" style:family="paragraph" style:parent-style-name="Text_20_body">
      <style:paragraph-properties fo:text-align="center" style:justify-single-word="false"/>
      <style:text-properties style:font-name="Calibri2"/>
    </style:style>
    <style:style style:name="P3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background-color="transparent"/>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fo:background-color="#ffff00"/>
    </style:style>
    <style:style style:name="T12" style:family="text">
      <style:text-properties fo:background-color="transparent"/>
    </style:style>
    <style:style style:name="T13" style:family="text">
      <style:text-properties style:font-name="Calibri2"/>
    </style:style>
    <style:style style:name="T14" style:family="text">
      <style:text-properties style:font-name="Calibri2" fo:background-color="transparent"/>
    </style:style>
    <style:style style:name="T15" style:family="text">
      <style:text-properties style:font-name="Calibri1"/>
    </style:style>
    <style:style style:name="T16"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Orły na Krymie – tom I, „Elekcja Inaczej”</text:p>
      <text:list xml:id="list4032319077645026976" text:style-name="Outline">
        <text:list-item>
          <text:h text:style-name="P19"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9243393" text:continue-numbering="true" text:style-name="Outline">
        <text:list-item>
          <text:h text:style-name="P19" text:outline-level="1">Czego jeszcze potrzebujemy</text:h>
        </text:list-item>
      </text:list>
      <text:list xml:id="list6855058748676351597" text:style-name="WWNum1">
        <text:list-item>
          <text:p text:style-name="P24"><text:s/>przeczytać początek wątku „Elekcja 1673 inaczej”</text:p>
        </text:list-item>
        <text:list-item>
          <text:p text:style-name="P24">Dowiedzieć się więcej o organizacji wojsk Rzeczypospolitej w 2-giej poł. XVII wieku</text:p>
          <text:list>
            <text:list-item>
              <text:p text:style-name="P24">Źródłem może być gra wojenna „Ogniem i Mieczem”</text:p>
            </text:list-item>
          </text:list>
        </text:list-item>
        <text:list-item>
          <text:p text:style-name="P24">Dowiedzieć się więcej o wojnie Polsko-Tureckiej od 1672 roku</text:p>
        </text:list-item>
        <text:list-item>
          <text:p text:style-name="P24">Dowiedzieć się więcej o zwyczajach Rzeczypospolitej Szlacheckiej z 2-giej poł. XVII wieku, źródła:</text:p>
          <text:list>
            <text:list-item>
              <text:p text:style-name="P24">Strona internetowa Kadrinazi</text:p>
            </text:list-item>
            <text:list-item>
              <text:p text:style-name="P24">„Encyklopedia Staropolska” Glogera – może jest na internecie</text:p>
            </text:list-item>
            <text:list-item>
              <text:p text:style-name="P24">„Pamiętniki” Jana Chryzostoma Paska – może jest na internecie – jest w Google Books</text:p>
            </text:list-item>
            <text:list-item>
              <text:p text:style-name="P24">„Listy do Marysieńki” Króla Jana III Sobieskiego – może są na internecie</text:p>
            </text:list-item>
          </text:list>
        </text:list-item>
        <text:list-item>
          <text:p text:style-name="P24">Ewentualnie porozumieć się z głównymi uczestnikami wątku</text:p>
        </text:list-item>
      </text:list>
      <text:list xml:id="list39224015" text:continue-list="list39243393" text:style-name="Outline">
        <text:list-item>
          <text:h text:style-name="P19" text:outline-level="1">Postaci</text:h>
          <text:list>
            <text:list-item>
              <text:list>
                <text:list-item>
                  <text:h text:style-name="P23"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pan text:style-name="T1">długotrwałych wojen, następnie będzie w zdecydowanej opozycji do królów Sobieskich, w imię dawnych ideałów, a następnie zginie zamordowany albo w pojedynku.</text:span></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39240732" text:continue-numbering="true" text:style-name="Outline">
        <text:list-item>
          <text:list>
            <text:list-item>
              <text:list>
                <text:list-item>
                  <text:h text:style-name="P23"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9235717" text:continue-numbering="true" text:style-name="Outline">
        <text:list-item>
          <text:list>
            <text:list-item>
              <text:list>
                <text:list-item>
                  <text:h text:style-name="P23"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39238037" text:continue-numbering="true" text:style-name="Outline">
        <text:list-item>
          <text:h text:style-name="P19"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pan text:style-name="T1">pościgu wpadają na cały oddział Tatarów i Sipahów. Nasi wycofują się bez prawie żadnych strat – pierwsze doświadczenia bojowe naszego bohatera.</text:span></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9245319" text:continue-numbering="true" text:style-name="Outline">
        <text:list-item>
          <text:list>
            <text:list-item>
              <text:list>
                <text:list-item>
                  <text:h text:style-name="P23" text:outline-level="3">Pytania do tego co już napisaliśmy</text:h>
                </text:list-item>
              </text:list>
            </text:list-item>
          </text:list>
        </text:list-item>
      </text:list>
      <text:list xml:id="list4926628534407192539" text:style-name="WWNum2">
        <text:list-item>
          <text:p text:style-name="P25">Jakie były działania wojsk polskich prowadzonych przez Hetmana Wlk. na Podolu podczas i tuż po oblężeniu Kamieńca? -&gt; Wyprawa Przeciwko Czambułom</text:p>
        </text:list-item>
        <text:list-item>
          <text:p text:style-name="P25">Kto mógł dowodzić silnym podjazdem, jakie były jego cele i dalsze losy? -&gt; Pośrednio Strażnik Kornny Bidziński, bezpośrednio pan Pruszkowski</text:p>
        </text:list-item>
        <text:list-item>
          <text:p text:style-name="P25">Jak wyglądały działania wojenne podczas elekcji? -&gt; rozejm Buczacki, konfederacja Gołąbska</text:p>
        </text:list-item>
        <text:list-item>
          <text:p text:style-name="P25">Jak wyglądały działania wojenne po elekcji? -&gt; Oblężenie Lwowa i Trembowli (nie jest ważne bo już nastąpił POD)</text:p>
        </text:list-item>
      </text:list>
      <text:p text:style-name="P1"/>
      <text:list xml:id="list39236228" text:continue-list="list39245319" text:style-name="Outline">
        <text:list-item>
          <text:list>
            <text:list-item>
              <text:list>
                <text:list-item>
                  <text:h text:style-name="P23"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1515963351028070438" text:style-name="WWNum4">
        <text:list-item>
          <text:h text:style-name="P22"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P9">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6">ó</text:span><text:span text:style-name="T9">g </text:span>spad<text:span text:style-name="T6">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pan text:style-name="T1">rosłymi jeźdźcami w kolczugach i z tarczami ustawały, przez co odległość stawała się większa. Przed trzecią linią padł rozkaz po turecku, oddział sipahów zawrócił kłusem. Dowódca turecki był </text:span><text:soft-page-break/><text:span text:style-name="T1">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text:span text:style-name="T1">- My tutejse, z Majdana</text:span><text:span text:style-name="T4">.</text:span></text:p>
      <text:p text:style-name="Dialog"><text:soft-page-break/>- co tu robicie?</text:p>
      <text:p text:style-name="Dialog">- Tatary nas ciongły, a potem tu ostawiły...</text:p>
      <text:p text:style-name="Dialog">-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Dialog"/>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Dialog">- Tatarów usiec musimy, co ciężką są dla ludu naszej ziemi plagą... Potem zasię może co i na Turkach zdobędziemy?</text:p>
      <text:p text:style-name="Dialog">Starczyński, młodzian słusznej postury w bardzo porządnej kolczudze, skrzywił się na wzmiankę o ludzie. </text:p>
      <text:p text:style-name="Dialog">- Słyszę iż Waść wiernym jegomości hetman jesteś sekundantem, tak się nad ludem litując. To i pan hetman ludowi w głowach przewraca, do wojaczki a nie do pługa go nawołując.</text:p>
      <text:p text:style-name="Dialog"><text:span text:style-name="T1">- Wielkie zasługi nam przecie chłopi oddali, o postojach Tatarów znać nam dając, a i onych nawet szarpiąc. Że Tatar ludowi ciężkim rozbójnikiem, złość ludu wykorzystać przeciw wrogowi </text:span><office:annotation office:name="__Annotation__2309_2028586140"><dc:creator>nieznany</dc:creator><dc:date>2014-12-29T19:31:36.15</dc:date><text:p text:style-name="P30"><text:span text:style-name="T16">Sprawdź czy znajdzie się lepsze sformułowanie</text:span></text:p></office:annotation><text:span text:style-name="T3">się godzi</text:span><office:annotation-end office:name="__Annotation__2309_2028586140"/><text:span text:style-name="T3">.</text:span></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6">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10">ym tylko ogr</text:span><text:span text:style-name="T7">ó</text:span><text:span text:style-name="T10">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text:span><text:span text:style-name="T1">monarchy. Ten Sobieski też strasznie głupi, tak go krytykować za plany zbliżenia z Habsburgami. Przecież tylko oni są w stanie teraz pomóc w walce ze wspólnym wrogiem. Pewnie podburza go ta </text:span><text:soft-page-break/><text:span text:style-name="T1">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9">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6">została po drodze z powodu chorób, albo i też na wieczny odpoczynek. Pożegnał pan Ostrowski </text:span><text:soft-page-break/><text:span text:style-name="T6">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9">ci o tym zwycięstwie świetnym Sobieskiego dotar</text:span><text:span text:style-name="T6">ł</text:span><text:span text:style-name="T9">y r</text:span><text:span text:style-name="T6">ó</text:span><text:span text:style-name="T9">wnie</text:span><text:span text:style-name="T6">ż</text:span> do sułtana tureckiego i przerazi<text:span text:style-name="T6">ł</text:span><text:span text:style-name="T9">y go. J</text:span>eszcze wi<text:span text:style-name="T6">ę</text:span><text:span text:style-name="T9">ksze na su</text:span><text:span text:style-name="T6">ł</text:span><text:span text:style-name="T9">tanie wra</text:span><text:span text:style-name="T6">ż</text:span><text:span text:style-name="T9">enie zrobi</text:span><text:span text:style-name="T6">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6">ł</text:span><text:span text:style-name="T9">oski </text:span>o marszu pana hetmana Sobieskiego <text:soft-page-break/>powodowa<text:span text:style-name="T6">ł</text:span><text:span text:style-name="T9">y panik</text:span><text:span text:style-name="T6">ę</text:span><text:span text:style-name="T9"> w</text:span><text:span text:style-name="T6">ś</text:span><text:span text:style-name="T9">r</text:span><text:span text:style-name="T6">ó</text:span><text:span text:style-name="T9">d naje</text:span><text:span text:style-name="T6">ź</text:span><text:span text:style-name="T9">d</text:span><text:span text:style-name="T6">ź</text:span><text:span text:style-name="T9">c</text:span><text:span text:style-name="T6">ó</text:span><text:span text:style-name="T9">w dotychczas bezkarnych</text:span>. Pan Sobieski jednak na Turk<text:span text:style-name="T6">ó</text:span><text:span text:style-name="T9">w nie nast</text:span><text:span text:style-name="T6">ę</text:span><text:span text:style-name="T9">powa</text:span><text:span text:style-name="T6">ł</text:span><text:span text:style-name="T9"> – jeszcze nie tej jesieni, ko</text:span><text:span text:style-name="T6">ń</text:span><text:span text:style-name="T9">cz</text:span><text:span text:style-name="T6">ą</text:span><text:span text:style-name="T9">cej </text:span><text:span text:style-name="T6">ó</text:span><text:span text:style-name="T9">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text:soft-page-break/>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9239046" text:continue-list="list39236228" text:style-name="Outline">
        <text:list-item text:start-value="2">
          <text:h text:style-name="P21"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9">odzian do</text:span><text:span text:style-name="T6">ść</text:span><text:span text:style-name="T9"> pos</text:span><text:span text:style-name="T6">ę</text:span><text:span text:style-name="T9">pny, wysoki i chudy szlachcic o poci</text:span><text:span text:style-name="T6">ą</text:span><text:span text:style-name="T9">g</text:span><text:span text:style-name="T6">ł</text:span><text:span text:style-name="T9">ej twarzy i szarych oczach</text:span> dołączył się ze swoim pocztem na czas tego przemarszu do chorągwi wołoskiej pana Miączyńskiego, w której teraz namiestnikowa<text:span text:style-name="T6">ł</text:span> pan Stefan Ostrowski, zatem przyjaciele jechali razem i razem narzekali. Pan Ostrowski m<text:span text:style-name="T6">ł</text:span><text:span text:style-name="T9">odszy i drobniejszy by</text:span><text:span text:style-name="T6">ł</text:span><text:span text:style-name="T9"> od pana Starczy</text:span><text:span text:style-name="T6">ń</text:span><text:span text:style-name="T9">skiego, zwykle wes</text:span><text:span text:style-name="T6">ół</text:span><text:span text:style-name="T9">, teraz jednak w z</text:span><text:span text:style-name="T6">ł</text:span><text:span text:style-name="T9">ym by</text:span><text:span text:style-name="T6">ł</text:span><text:span text:style-name="T9"> humorze, jak i wi</text:span><text:span text:style-name="T6">ę</text:span><text:span text:style-name="T9">kszo</text:span><text:span text:style-name="T6">ść</text:span><text:span text:style-name="T9"> towarzystwa. </text:span></text:p>
      <text:p text:style-name="Dialog">- niedobrze, by<text:span text:style-name="T6">ś</text:span><text:span text:style-name="T9">my z naszymi jeszcze potyka</text:span><text:span text:style-name="T6">ć</text:span><text:span text:style-name="T9"> si</text:span><text:span text:style-name="T6">ę</text:span><text:span text:style-name="T9"> musieli. Do</text:span><text:span text:style-name="T6">ść</text:span><text:span text:style-name="T9"> ju</text:span><text:span text:style-name="T6">ż</text:span><text:span text:style-name="T9">e</text:span><text:span text:style-name="T6">ś</text:span><text:span text:style-name="T9">my si</text:span><text:span text:style-name="T6">ę</text:span><text:span text:style-name="T9"> nawojowali – narzeka</text:span><text:span text:style-name="T6">ł</text:span><text:span text:style-name="T9"> pan Starczy</text:span><text:span text:style-name="T6">ń</text:span><text:span text:style-name="T9">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pan text:style-name="T1">zawistnego króla, który w tak oczywisty sposób nie tylko swoim prywatnym wrogom, w tym </text:span><text:soft-page-break/><text:span text:style-name="T1">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powiadam, nie ca<text:span text:style-name="T6">ł</text:span><text:span text:style-name="T9">a</text:span>. Ci z Rusi, Zamoyszczyzny, Mazowsza do konfederacji królewskiej przystąpić nie chcą. Chorągwie przez konfederatów najęte, tobie, hetmanie, raczej służyć chcą, chor<text:span text:style-name="T6">ą</text:span><text:span text:style-name="T9">gwie, powiadam, </text:span>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powiadam, pospolitacy. Na króla zaś, mości hetmanie, sierdzić się nie będziesz, powiadam, bo kr<text:span text:style-name="T6">ó</text:span><text:span text:style-name="T9">l rzecz </text:span><text:span text:style-name="T6">ś</text:span><text:span text:style-name="T9">wi</text:span><text:span text:style-name="T6">ę</text:span><text:span text:style-name="T9">ta</text:span>... Cho<text:span text:style-name="T6">ć</text:span><text:span text:style-name="T9"> obron</text:span><text:span text:style-name="T6">ę</text:span><text:span text:style-name="T9"> kraju kr</text:span><text:span text:style-name="T6">ó</text:span><text:span text:style-name="T9">l, powiadam, lepiej opatrzy</text:span><text:span text:style-name="T6">ć</text:span><text:span text:style-name="T9">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text:span><text:soft-page-break/><text:span text:style-name="T1">osobistych oskarżeń i zdecydowano się od stycznia radzić nad obronnością kraju i przygotowaniem kampanii wojennej na rok 1674, która miała zmazać hańbę traktatu z Buczacza. Teraz wreszcie król </text:span><text:span text:style-name="T1">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9"> Wis</text:span><text:span text:style-name="T6">ł</text:span><text:span text:style-name="T9">y, wolno posuwali si</text:span><text:span text:style-name="T6">ę</text:span><text:span text:style-name="T9"> b</text:span><text:span text:style-name="T6">ł</text:span><text:span text:style-name="T9">otnistymi drogami w</text:span><text:span text:style-name="T6">ś</text:span><text:span text:style-name="T9">r</text:span><text:span text:style-name="T6">ó</text:span><text:span text:style-name="T9">d coraz wi</text:span><text:span text:style-name="T6">ę</text:span><text:span text:style-name="T9">kszej jesiennej pluchy, a</text:span><text:span text:style-name="T6">ż</text:span><text:span text:style-name="T9"> dojechali do Gr</text:span><text:span text:style-name="T6">ó</text:span><text:span text:style-name="T9">jca. Tam przeprawili si</text:span><text:span text:style-name="T6">ę</text:span><text:span text:style-name="T9"> przez Wis</text:span><text:span text:style-name="T6">łę</text:span><text:span text:style-name="T9">, a nast</text:span><text:span text:style-name="T6">ę</text:span><text:span text:style-name="T9">pnie przyjaciele rozstali si</text:span><text:span text:style-name="T6">ę aby udać się każdy w swoje rodzinne strony.</text:span></text:p>
      <text:p text:style-name="P5"/>
      <text:p text:style-name="P6">* <text:s/>* <text:s/>*</text:p>
      <text:p text:style-name="P5"/>
      <text:p text:style-name="P5">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6">ść</text:span> pot<text:span text:style-name="T6">ęż</text:span>nie zbudowany m<text:span text:style-name="T6">ęż</text:span>czyzna w <text:span text:style-name="T6">ś</text:span>rednim wieku, kt<text:span text:style-name="T6">ó</text:span>rego d<text:span text:style-name="T6">ł</text:span>ugie czarne w<text:span text:style-name="T6">ł</text:span>osy ju<text:span text:style-name="T6">ż</text:span> zaczyna<text:span text:style-name="T6">ła przyprószać siwizna, </text:span>siedzia<text:span text:style-name="T6">ł</text:span> w fotelu przy piecu w wielkiej sali i czyta<text:span text:style-name="T6">ł</text:span> list od krewnego, <text:soft-page-break/>Krzysztofa Paca, kanclerza litewskiego. „Ilustrissime”, pisa<text:span text:style-name="T6">ł</text:span> do hetmana kanclerz, „pomnij zawsze dobra ojczyzny naszej, <text:span text:style-name="T6">ś</text:span>wi<text:span text:style-name="T6">ę</text:span>tej Litwy. Dobrze si<text:span text:style-name="T6">ę</text:span> sta<text:span text:style-name="T6">ł</text:span>o, <text:span text:style-name="T6">ż</text:span>e nie nara<text:span text:style-name="T6">ż</text:span>a<text:span text:style-name="T6">ł</text:span>e<text:span text:style-name="T6">ś</text:span> Wasza Dostojno<text:span text:style-name="T6">ść</text:span> wojsk litewskich w ostatniej awanturze dostojnego hetmana wielkiego koronnego. Jak nam donosz<text:span text:style-name="T6">ą</text:span>, swoich wojsk prawie po<text:span text:style-name="T6">ł</text:span>ow<text:span text:style-name="T6">ę</text:span> straci<text:span text:style-name="T6">ł</text:span>. Tatara pogoni<text:span text:style-name="T6">ł</text:span>, lecz Tatar ojczy<text:span text:style-name="T6">ź</text:span>nie naszej krzywd wyrz<text:span text:style-name="T6">ą</text:span>dzi<text:span text:style-name="T6">ć</text:span> nie mo<text:span text:style-name="T6">ż</text:span>e, gdy<text:span text:style-name="T6">ż</text:span> sam Stworzyciel nas od tego naje<text:span text:style-name="T6">ź</text:span>d<text:span text:style-name="T6">ź</text:span>cy puszczami i bezdro<text:span text:style-name="T6">ż</text:span>ami oddzieli<text:span text:style-name="T6">ł</text:span>...”. Bagna Pi<text:span text:style-name="T6">ń</text:span>szczyzny dla takiej jazdy jak tatarska nie s<text:span text:style-name="T6">ą</text:span> przeszkod<text:span text:style-name="T6">ą</text:span>, zamy<text:span text:style-name="T6">ś</text:span>li<text:span text:style-name="T6">ł</text:span> si<text:span text:style-name="T6">ę</text:span> hetman. Ale czyta<text:span text:style-name="T6">ł</text:span> dalej „W roku nast<text:span text:style-name="T6">ę</text:span>pnym ja<text:span text:style-name="T6">śnie wielmożny pan </text:span>hetman na Turka nast<text:span text:style-name="T6">ę</text:span>powa<text:span text:style-name="T6">ć</text:span> zapewne zamierzy. Pomaga<text:span text:style-name="T6">ć</text:span> mu nie trzeba, niech si<text:span text:style-name="T6">ę</text:span> Korona sama z Turkiem znosi.” Hetman litewski spodziewa<text:span text:style-name="T6">ł</text:span> si<text:span text:style-name="T6">ę</text:span> takich s<text:span text:style-name="T6">łó</text:span>w od swego krewnego, jednak bezpo<text:span text:style-name="T6">ś</text:span>rednio<text:span text:style-name="T6">ść</text:span> kanclerza by<text:span text:style-name="T6">ł</text:span>a do<text:span text:style-name="T6">ść</text:span> zadziwiaj<text:span text:style-name="T6">ą</text:span>ca. „Przeto zaklinam ci<text:span text:style-name="T6">ę</text:span>, bracie, w imi<text:span text:style-name="T6">ę</text:span> <text:span text:style-name="T6">ś</text:span>wi<text:span text:style-name="T6">ę</text:span>tego Kazimierza i <text:span text:style-name="T6">ś</text:span>wi<text:span text:style-name="T6">ę</text:span>tego Krzysztofa, patron<text:span text:style-name="T6">ó</text:span>w Wilna, miasta kt<text:span text:style-name="T6">ó</text:span>re<text:span text:style-name="T6">ż</text:span>e<text:span text:style-name="T6">ś</text:span> nak<text:span text:style-name="T6">ł</text:span>adem krwie w<text:span text:style-name="T6">ł</text:span>asnej odzyska<text:span text:style-name="T6">ł, nie marnuj więcej krwi litewskiej dla próżnej chwały wojennej, która też nie tobie przypadnie.</text:span>” Tak, wojskom koronnym przewagi zapewnia<text:span text:style-name="T6">ć</text:span> nie le<text:span text:style-name="T6">ż</text:span>a<text:span text:style-name="T6">ł</text:span>o w interesie ani Litwy, ani rodu Pac<text:span text:style-name="T6">ó</text:span>w, pomy<text:span text:style-name="T6">ś</text:span>la<text:span text:style-name="T6">ł</text:span> pan hetman. Korona poradzi sobie na pewno i tak, jak zawsze sobie radzi<text:span text:style-name="T6">ł</text:span>a. Sobieski b<text:span text:style-name="T6">ę</text:span>dzie oburzony, jednak kr<text:span text:style-name="T6">ó</text:span>l na pewno zrozumie argumenty litewskich<text:span text:style-name="T12"> magnat</text:span><text:span text:style-name="T8">ó</text:span><text:span text:style-name="T12">w, a jak nie, to go ma</text:span><text:span text:style-name="T8">łż</text:span><text:span text:style-name="T12">onka przekona</text:span>. R<text:span text:style-name="T6">ó</text:span>wnie<text:span text:style-name="T6">ż</text:span> szlachta nie <text:span text:style-name="T12">poprze</text:span> ewentualnych pretensji Sobieskiego – Micha<text:span text:style-name="T6">ł Pac był od czasu konfederacji gołębiewskiej pewien sympatii szlachty dla stronnictwa habsburskiego.</text:span></text:p>
      <text:p text:style-name="P5"/>
      <text:p text:style-name="P6">* <text:s/>* <text:s/>*</text:p>
      <text:p text:style-name="Dialog"/>
      <text:p text:style-name="Text_20_body">Pan Stefan Ostrowski wraz z pocztowym swym, Wi<text:span text:style-name="T6">ś</text:span><text:span text:style-name="T9">niewskim, wjechali w po</text:span><text:span text:style-name="T6">ł</text:span><text:span text:style-name="T9">owie listopada triumfalnie do rodzinnego za</text:span><text:span text:style-name="T6">ś</text:span><text:span text:style-name="T9">cianka. Prowadzili kilka zdobytych na Tatarach konik</text:span><text:span text:style-name="T6">ó</text:span><text:span text:style-name="T9">w, a wszystkie mia</text:span><text:span text:style-name="T6">ł</text:span><text:span text:style-name="T9">y sakwy dobrem wy</text:span><text:span text:style-name="T6">ł</text:span><text:span text:style-name="T9">adowane. Naszym dzielnym wojakom nie tylko uda</text:span><text:span text:style-name="T6">ł</text:span><text:span text:style-name="T9">o si</text:span><text:span text:style-name="T6">ę</text:span><text:span text:style-name="T9"> z namiot</text:span><text:span text:style-name="T6">ó</text:span><text:span text:style-name="T9">w starszyzny tatarskiej co nieco zdoby</text:span><text:span text:style-name="T6">ć</text:span><text:span text:style-name="T9">, ale te</text:span><text:span text:style-name="T6">ż</text:span><text:span text:style-name="T9"> dobro z</text:span><text:span text:style-name="T6">ł</text:span><text:span text:style-name="T9">upione <text:s/>na nieszcz</text:span><text:span text:style-name="T6">ę</text:span><text:span text:style-name="T9">snej Sanotczy</text:span><text:span text:style-name="T6">ź</text:span><text:span text:style-name="T9">nie przez Tatar</text:span><text:span text:style-name="T6">ó</text:span><text:span text:style-name="T9">w nie zawsze wraca</text:span><text:span text:style-name="T6">ł</text:span><text:span text:style-name="T9">o do poprzednich w</text:span><text:span text:style-name="T6">ł</text:span><text:span text:style-name="T9">a</text:span><text:span text:style-name="T6">ś</text:span><text:span text:style-name="T9">cicieli, gdy</text:span><text:span text:style-name="T6">ż</text:span><text:span text:style-name="T9"> ci ju</text:span><text:span text:style-name="T6">ż</text:span><text:span text:style-name="T9"> na lepszym </text:span><text:span text:style-name="T6">ś</text:span><text:span text:style-name="T9">wiecie przebywający doczesnych zbytk</text:span><text:span text:style-name="T6">ó</text:span><text:span text:style-name="T9">w nie potrzebowali. Z wielk</text:span><text:span text:style-name="T6">ą</text:span><text:span text:style-name="T9"> nadziej</text:span><text:span text:style-name="T6">ą</text:span><text:span text:style-name="T9"> oczekiwa</text:span><text:span text:style-name="T6">ł</text:span><text:span text:style-name="T9"> pan Stefan przysz</text:span><text:span text:style-name="T6">ł</text:span><text:span text:style-name="T9">ej kampanii, </text:span><text:span text:style-name="T6">ż</text:span><text:span text:style-name="T9">e w cztery konie mo</text:span><text:span text:style-name="T6">ż</text:span><text:span text:style-name="T9">e nawet wyst</text:span><text:span text:style-name="T6">ą</text:span><text:span text:style-name="T9">pi, i wspomina</text:span><text:span text:style-name="T6">ł</text:span><text:span text:style-name="T9"> te</text:span><text:span text:style-name="T6">ż</text:span><text:span text:style-name="T9"> </text:span><text:span text:style-name="T6">ł</text:span><text:span text:style-name="T9">askawe s</text:span><text:span text:style-name="T6">ł</text:span><text:span text:style-name="T9">owa hetmana Sobieskiego spod Niemirowa. </text:span></text:p>
      <text:p text:style-name="Text_20_body"><text:span text:style-name="T9">Radosne by</text:span><text:span text:style-name="T6">ł</text:span><text:span text:style-name="T9">o powitanie w za</text:span><text:span text:style-name="T6">ś</text:span><text:span text:style-name="T9">cianku Ostrowskich pocztu pana Stefana. Drugi jego pocztowy, Pietrek, wr</text:span><text:span text:style-name="T6">ó</text:span><text:span text:style-name="T9">ci</text:span><text:span text:style-name="T6">ł</text:span><text:span text:style-name="T9"> tydzie</text:span><text:span text:style-name="T6">ń</text:span><text:span text:style-name="T9"> wcze</text:span><text:span text:style-name="T6">ś</text:span><text:span text:style-name="T9">niej, z gor</text:span><text:span text:style-name="T6">ą</text:span><text:span text:style-name="T9">czki uzdrowion cudown</text:span><text:span text:style-name="T6">ą</text:span><text:span text:style-name="T9"> moc</text:span><text:span text:style-name="T6">ą</text:span><text:span text:style-name="T9"> sanktuarium w Krasnobrodzie. Cud ten wspomo</text:span><text:span text:style-name="T6">ż</text:span><text:span text:style-name="T9">ony zosta</text:span><text:span text:style-name="T6">ł</text:span><text:span text:style-name="T9"> z</text:span><text:span text:style-name="T6">ł</text:span><text:span text:style-name="T9">otym dukatem, kt</text:span><text:span text:style-name="T6">ó</text:span><text:span text:style-name="T9">ry z </text:span><text:span text:style-name="T6">ł</text:span><text:span text:style-name="T9">up</text:span><text:span text:style-name="T6">ó</text:span><text:span text:style-name="T9">w zdobytych na Kozakach usieczonych pod Niemirowem da</text:span><text:span text:style-name="T6">ł</text:span><text:span text:style-name="T9"> Pietrkowi na drog</text:span><text:span text:style-name="T6">ę</text:span><text:span text:style-name="T9"> pan Stefan, a kt</text:span><text:span text:style-name="T6">ó</text:span><text:span text:style-name="T9">ry to dukat zapewni</text:span><text:span text:style-name="T6">ł</text:span><text:span text:style-name="T9"> w Krasnobrodzie choremu kilka dni w dobrze opalanej izbie i w ciep</text:span><text:span text:style-name="T6">ł</text:span><text:span text:style-name="T9">ym </text:span><text:span text:style-name="T6">ł</text:span><text:span text:style-name="T9">o</text:span><text:span text:style-name="T6">ż</text:span><text:span text:style-name="T9">u. </text:span></text:p>
      <text:p text:style-name="Text_20_body"><text:span text:style-name="T9">Ciekawi wszyscy byli wie</text:span><text:span text:style-name="T6">ś</text:span><text:span text:style-name="T9">ci z wojny, bo i tutaj s</text:span><text:span text:style-name="T6">ł</text:span><text:span text:style-name="T9">yszano o ostatnich przewagach wojsk polskich, ma</text:span><text:span text:style-name="T6">ł</text:span><text:span text:style-name="T9">o weteran</text:span><text:span text:style-name="T6">ó</text:span><text:span text:style-name="T9">w jeszcze w te okolice z wojny wr</text:span><text:span text:style-name="T6">ó</text:span><text:span text:style-name="T9">ci</text:span><text:span text:style-name="T6">ł</text:span><text:span text:style-name="T9">o. Pan Stefan za</text:span><text:span text:style-name="T6">ś</text:span><text:span text:style-name="T9"> przyjechawszy nic nie m</text:span><text:span text:style-name="T6">ó</text:span><text:span text:style-name="T9">wi</text:span><text:span text:style-name="T6">ł</text:span><text:span text:style-name="T9">, tylko ogarn</text:span><text:span text:style-name="T6">ął</text:span><text:span text:style-name="T9"> si</text:span><text:span text:style-name="T6">ę, a gdy do wieczerzy siadano, na ławy zielono malowane, co za stołem stały, rzucił kilimki zdobne. Teraz zaczęły się opowieści wojenne, w których pan Stefan podkreślał kunszt wojenny Sobieskiego .</text:span></text:p>
      <text:p text:style-name="Dialog"><text:span text:style-name="T6">- Tak ju</text:span><text:span text:style-name="T6">ż</text:span><text:span text:style-name="T6"> chwalisz jegomo</text:span><text:span text:style-name="T6">ść</text:span><text:span text:style-name="T6"> hetmana jakby</text:span><text:span text:style-name="T6">ś</text:span><text:span text:style-name="T6"> wiernym jego by</text:span><text:span text:style-name="T6">ł</text:span><text:span text:style-name="T6"> sekundantem - rzek</text:span><text:span text:style-name="T6">ł</text:span><text:span text:style-name="T6"> pan Jakub, ojciec Stefana - a u nas tu m</text:span><text:span text:style-name="T6">ó</text:span><text:span text:style-name="T6">wiono, </text:span><text:span text:style-name="T6">ż</text:span><text:span text:style-name="T6">e pan Sobieski jakoby obrony przed Turkiem zaniedba</text:span><text:span text:style-name="T6">ł i Kamieniec oddał. Przed wojną przecie z Turkiem handlował i w Konstantynopolu bywał.</text:span></text:p>
      <text:p text:style-name="Dialog"><text:span text:style-name="T6">- Jegomość hetman jak by wojska więcej miał, to by Kamieniec obronił - oponował pan Stefan - a tak mu s</text:span><text:span text:style-name="T6">tarczy</text:span><text:span text:style-name="T6">ł</text:span><text:span text:style-name="T6">o ledwie na obron</text:span><text:span text:style-name="T6">ę</text:span><text:span text:style-name="T6"> przed Tatary.</text:span></text:p>
      <text:p text:style-name="Dialog"><text:span text:style-name="T6">- Jak by pan hetman lepiej z kr</text:span><text:span text:style-name="T6">ó</text:span><text:span text:style-name="T6">lem si</text:span><text:span text:style-name="T6">ę</text:span><text:span text:style-name="T6"> znosi</text:span><text:span text:style-name="T6">ł</text:span><text:span text:style-name="T6">, to obron</text:span><text:span text:style-name="T6">ę</text:span><text:span text:style-name="T6"> i przed Turkiem by ustanowili. Wici kr</text:span><text:span text:style-name="T6">ó</text:span><text:span text:style-name="T6">l by</text:span><text:span text:style-name="T6">ł</text:span><text:span text:style-name="T6"> og</text:span><text:span text:style-name="T6">łosił i szlachtę zbierał - mówił dalej pan Jakub, nie wspominając, że z zaścianka nikt się na wezwanie króla nie ruszył.</text:span></text:p>
      <text:p text:style-name="Dialog"><text:soft-page-break/><text:span text:style-name="T6">- Jego kr</text:span><text:span text:style-name="T6">ó</text:span><text:span text:style-name="T6">lewska mo</text:span><text:span text:style-name="T6">ść</text:span><text:span text:style-name="T6"> wojsko zebra</text:span><text:span text:style-name="T6">ł</text:span><text:span text:style-name="T6">, ale po to tylko, aby dobra Sobieskich pustoszy</text:span><text:span text:style-name="T6">ć, właśnie wtedy gdy pan Sobieski karku za ojczyznę wraz z nami nadstawiał. A tak Bóg cnocie pobłogosławił i dał nam </text:span><text:span text:style-name="T6">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5">- Twój syn jak statysta przemawia - wtrącił jeden z krewnych - dobrze synów w świat wysyłać.</text:p>
      <text:p text:style-name="P5">- Chcesz abyśmy z panem Sobieskim trzymali, a przecie to jeden z możnych magnatów, co własną politykę uprawiają</text:p>
      <text:p text:style-name="P5">- Chcę abyśmy z Sobieskim trzymali, bo on jeden ojczyznę broni, gdy nawet król z inszymi możnymi rodami trzyma i politykę ich prowadzi.</text:p>
      <text:p text:style-name="P5">- Prawda to, króla-śmy wybrali Piasta aby ze szlachtą trzyma i jej praw bronił, a on litewskimi magnatami trzyma a z Habsburgami się znosi - podniosły się głosy.</text:p>
      <text:p text:style-name="Text_20_body">Tak rozmawiali w d<text:span text:style-name="T6">ł</text:span><text:span text:style-name="T9">ugie jesienne i zimowe wieczory. Cz</text:span><text:span text:style-name="T6">ę</text:span><text:span text:style-name="T9">sto podkre</text:span><text:span text:style-name="T6">ś</text:span><text:span text:style-name="T9">la</text:span><text:span text:style-name="T6">ł</text:span><text:span text:style-name="T9"> pan Stefan swe nowo zdobyte przekonanie, </text:span><text:span text:style-name="T6">ż</text:span><text:span text:style-name="T9">e szlachta ma obowi</text:span><text:span text:style-name="T6">ą</text:span><text:span text:style-name="T9">zki wobec Ojczyzny. Wiele ostrych z tego wynik</text:span><text:span text:style-name="T6">ł</text:span><text:span text:style-name="T9">o polemik, bo starsi do</text:span><text:span text:style-name="T6">ść</text:span><text:span text:style-name="T9"> </text:span><office:annotation office:name="__Annotation__2329_2028586140"><dc:creator>nieznany</dc:creator><dc:date>2014-12-29T22:20:31.21</dc:date><text:p text:style-name="P30"><text:span text:style-name="T16">Sformułowanie anachroniczne. Poprawić.</text:span></text:p></office:annotation><text:span text:style-name="T9">alergicznie na takie uwagi reagowali</text:span><office:annotation-end office:name="__Annotation__2329_2028586140"/><text:span text:style-name="T9">. Wreszcie pan Jakub nie strzyma</text:span><text:span text:style-name="T6">ł i któregoś dnia zarzucił synowi swojemu </text:span><office:annotation office:name="__Annotation__2400_2028586140"><dc:creator>nieznany</dc:creator><dc:date>2014-12-31T16:35:31.21</dc:date><text:p text:style-name="P30"><text:span text:style-name="T16">Sformułowanie anachroniczne</text:span></text:p></office:annotation><text:span text:style-name="T6">bycie tubą propagandową</text:span><office:annotation-end office:name="__Annotation__2400_2028586140"/><text:span text:style-name="T6"> hetmana wielkiego.</text:span></text:p>
      <text:p text:style-name="P5">- to nawet dobrze, przecie pan Sobieski wierny jest temu, co głosi, dla ojczyzny się poświęca - odparł pan Stefan.</text:p>
      <text:p text:style-name="P5">- jak pan Sobieski ojczyznę traktuje, mieliśmy widok za Szweda - zarzucił pan Jakub.</text:p>
      <text:p text:style-name="P5">- za Szweda to i kilku tutaj obecnych niezbyt chwalebnie sobie poczynało - wtrącił stary stryj Maciej, który jako jeden z nielicznych mieszkańców zaścianka dobrze owe ciężkie termina, Potopem już nazwane, pamiętał.</text:p>
      <text:p text:style-name="P5">- co masz, stryju, na myśli? - spytał pan Stefan, jednak wszyscy obecni nabrali wody w usta i temat już tej zimy nie powrócił.</text:p>
      <text:p text:style-name="P5"/>
      <text:p text:style-name="P11">* * *</text:p>
      <text:p text:style-name="P11"/>
      <text:p text:style-name="P9">Z pocz<text:span text:style-name="T6">ą</text:span><text:span text:style-name="T9">tkiem lutego, na </text:span><text:span text:style-name="T6">ś</text:span><text:span text:style-name="T9">wi</text:span><text:span text:style-name="T6">ę</text:span><text:span text:style-name="T9">to Matki Boskiej, zjecha</text:span><text:span text:style-name="T6">ł</text:span><text:span text:style-name="T9"> do Ostrowskich z niespodziewan</text:span><text:span text:style-name="T6">ą</text:span><text:span text:style-name="T9"> wizyt</text:span><text:span text:style-name="T6">ą</text:span><text:span text:style-name="T9"> pan Starczy</text:span><text:span text:style-name="T6">ń</text:span><text:span text:style-name="T9">ski. W saniach sporo g</text:span><text:span text:style-name="T6">ą</text:span><text:span text:style-name="T9">siork</text:span><text:span text:style-name="T6">ó</text:span><text:span text:style-name="T9">w z przednim miodem przywi</text:span><text:span text:style-name="T6">ó</text:span><text:span text:style-name="T9">z</text:span><text:span text:style-name="T6">ł</text:span><text:span text:style-name="T9">, przeto za</text:span><text:span text:style-name="T6">ś</text:span><text:span text:style-name="T9">cianek nie na sucho wys</text:span><text:span text:style-name="T6">ł</text:span><text:span text:style-name="T9">uchiwa</text:span><text:span text:style-name="T6">ł</text:span><text:span text:style-name="T9"> relacji towarzysza pancernego o walkach z Tatarami. Pan Starczy</text:span><text:span text:style-name="T6">ń</text:span><text:span text:style-name="T9">ski jednak nie przewagi </text:span><text:span text:style-name="T9">swe </text:span><text:span text:style-name="T6">ś</text:span><text:span text:style-name="T9">wie</text:span><text:span text:style-name="T6">ż</text:span><text:span text:style-name="T9">e przyjecha</text:span><text:span text:style-name="T6">ł</text:span><text:span text:style-name="T9"> wspomina</text:span><text:span text:style-name="T6">ć</text:span><text:span text:style-name="T9">, jeno wyci</text:span><text:span text:style-name="T6">ą</text:span><text:span text:style-name="T9">gn</text:span><text:span text:style-name="T6">ąć</text:span><text:span text:style-name="T9"> chcia</text:span><text:span text:style-name="T6">ł</text:span><text:span text:style-name="T9"> Stefana Ostrowskiego do Warszawy, aby razem Sejmowi si</text:span><text:span text:style-name="T6">ę</text:span><text:span text:style-name="T9"> przyjrze</text:span><text:span text:style-name="T6">ć</text:span><text:span text:style-name="T9">. </text:span></text:p>
      <text:p text:style-name="Text_20_body"><text:span text:style-name="T10">W drugim tygodniu lutego pojechali zatem razem do Warszawy. Zatrzymawszy si</text:span><text:span text:style-name="T7">ę</text:span><text:span text:style-name="T10"> w jakiej</text:span><text:span text:style-name="T7">ś</text:span><text:span text:style-name="T10"> karczmie na Powi</text:span><text:span text:style-name="T7">ś</text:span><text:span text:style-name="T10">lu, jeszcze popo</text:span><text:span text:style-name="T7">ł</text:span><text:span text:style-name="T10">udniem tego dnia udali si</text:span><text:span text:style-name="T7">ę</text:span><text:span text:style-name="T10"> do Zamku Kr</text:span><text:span text:style-name="T7">ó</text:span><text:span text:style-name="T10">lewskiego i weszli na galeri</text:span><text:span text:style-name="T7">ę</text:span><text:span text:style-name="T10"> publiczno</text:span><text:span text:style-name="T7">ś</text:span><text:span text:style-name="T10">ci w izbie poselskiej. W</text:span><text:span text:style-name="T7">ł</text:span><text:span text:style-name="T10">a</text:span><text:span text:style-name="T7">ś</text:span><text:span text:style-name="T10">nie ko</text:span><text:span text:style-name="T7">ń</text:span><text:span text:style-name="T10">czy</text:span><text:span text:style-name="T7">ł</text:span><text:span text:style-name="T10">a swoj</text:span><text:span text:style-name="T7">ą</text:span><text:span text:style-name="T10"> przemow</text:span><text:span text:style-name="T7">ę</text:span><text:span text:style-name="T10"> pani Kuniecka, kt</text:span><text:span text:style-name="T7">ó</text:span><text:span text:style-name="T10">ra, cho</text:span><text:span text:style-name="T7">ć</text:span><text:span text:style-name="T10"> pos</text:span><text:span text:style-name="T7">ł</text:span><text:span text:style-name="T10">em nie b</text:span><text:span text:style-name="T7">ę</text:span><text:span text:style-name="T10">d</text:span><text:span text:style-name="T7">ą</text:span><text:span text:style-name="T10">c, wa</text:span><text:span text:style-name="T7">ż</text:span><text:span text:style-name="T10">n</text:span><text:span text:style-name="T7">ą</text:span><text:span text:style-name="T10"> i aktualn</text:span><text:span text:style-name="T7">ą</text:span><text:span text:style-name="T10"> spraw</text:span><text:span text:style-name="T7">ę</text:span><text:span text:style-name="T10"> przed izb</text:span><text:span text:style-name="T7">ę</text:span><text:span text:style-name="T10"> wnosi</text:span><text:span text:style-name="T7">ł</text:span><text:span text:style-name="T10">a.</text:span></text:p>
      <text:p text:style-name="Text_20_body"><text:span text:style-name="T10">- ...jako </text:span><text:span text:style-name="T7">ż</text:span><text:span text:style-name="T10">e ju</text:span><text:span text:style-name="T7">ż</text:span><text:span text:style-name="T10"> od pi</text:span><text:span text:style-name="T7">ę</text:span><text:span text:style-name="T10">ciu s</text:span><text:span text:style-name="T7">ą</text:span><text:span text:style-name="T10">d</text:span><text:span text:style-name="T7">ó</text:span><text:span text:style-name="T10">w mam wyroki, a przez lata czekam na napraw</text:span><text:span text:style-name="T7">ę</text:span><text:span text:style-name="T10"> tego bezprawia nies</text:span><text:span text:style-name="T7">ł</text:span><text:span text:style-name="T10">ychanego od Waszej Dostojno</text:span><text:span text:style-name="T7">ś</text:span><text:span text:style-name="T10">ci. Teraz wnosz</text:span><text:span text:style-name="T7">ę</text:span><text:span text:style-name="T10">, by Sejm mo</text:span><text:span text:style-name="T7">ś</text:span><text:span text:style-name="T10">ci Wojewod</text:span><text:span text:style-name="T7">ę</text:span><text:span text:style-name="T10"> do zwrotu tych ch</text:span><text:span text:style-name="T7">ł</text:span><text:span text:style-name="T10">op</text:span><text:span text:style-name="T7">ó</text:span><text:span text:style-name="T10">w mych do niego zbieg</text:span><text:span text:style-name="T7">ł</text:span><text:span text:style-name="T10">ych zmusi</text:span><text:span text:style-name="T7">ł</text:span><text:span text:style-name="T10">, prawa w tej Rzeczypospolitej i dla Wojewody i dla zwyk</text:span><text:span text:style-name="T7">ł</text:span><text:span text:style-name="T10">ych obywateli jednakie, a w mej osobie prawa Rzeczypospolitej s</text:span><text:span text:style-name="T7">ą</text:span><text:span text:style-name="T10"> tak d</text:span><text:span text:style-name="T7">ł</text:span><text:span text:style-name="T10">ugo deptane...</text:span></text:p>
      <text:p text:style-name="Dialog"><text:span text:style-name="T9">Tu przerwa</text:span><text:span text:style-name="T6">ł</text:span><text:span text:style-name="T9"> jejmo</text:span><text:span text:style-name="T6">ś</text:span><text:span text:style-name="T9">ci ksi</text:span><text:span text:style-name="T6">ążę</text:span><text:span text:style-name="T9"> podkancle</text:span><text:span text:style-name="T6">rzy:</text:span></text:p>
      <text:p text:style-name="Dialog"><text:span text:style-name="T6">- </text:span><text:span text:style-name="T9">Wa</text:span><text:span text:style-name="T6">ć</text:span><text:span text:style-name="T9">pani racz od</text:span><text:span text:style-name="T6">ł</text:span><text:span text:style-name="T9">o</text:span><text:span text:style-name="T6">ż</text:span><text:span text:style-name="T9">y</text:span><text:span text:style-name="T6">ć</text:span><text:span text:style-name="T9"> te sprawy na sejm p</text:span><text:span text:style-name="T6">óź</text:span><text:span text:style-name="T9">niejszy, teraz radzimy w obronie Rzeczypospolitej, nie przeszkadzaj nam Wasza Mo</text:span><text:span text:style-name="T6">ść</text:span><text:span text:style-name="T9">, bo wostatku ka</text:span><text:span text:style-name="T6">żę</text:span><text:span text:style-name="T9"> wyprowadzi</text:span><text:span text:style-name="T6">ć</text:span></text:p>
      <text:p text:style-name="Dialog"><text:span text:style-name="T6">- </text:span><text:span text:style-name="T9">Co mi po tej obronie? Samowola Pana Wojewody za ord</text:span><text:span text:style-name="T6">ę</text:span><text:span text:style-name="T9"> mi stanie...</text:span></text:p>
      <text:p text:style-name="Text_20_body"><text:soft-page-break/>Przys<text:span text:style-name="T6">ł</text:span>uchuj<text:span text:style-name="T6">ą</text:span>cy si<text:span text:style-name="T6">ę</text:span> tej debacie pose<text:span text:style-name="T6">ł</text:span> cesarski Stom pochyli<text:span text:style-name="T6">ł</text:span> si<text:span text:style-name="T6">ę</text:span> do s<text:span text:style-name="T6">ą</text:span>siada, pos<text:span text:style-name="T6">ł</text:span>a francuskiego, pu<text:span text:style-name="T6">ł</text:span><text:span text:style-name="T9">kownika</text:span> de Beaulieu, i rzek<text:span text:style-name="T6">ł</text:span>:</text:p>
      <text:p text:style-name="P7">- gdyby kr<text:span text:style-name="T6">ó</text:span>l waszmo<text:span text:style-name="T6">ś</text:span>ci swego osma<text:span text:style-name="T6">ń</text:span>skiego sojusznika wesprze<text:span text:style-name="T6">ć</text:span> chcia<text:span text:style-name="T6">ł</text:span> i obron<text:span text:style-name="T6">ę</text:span> tego kr<text:span text:style-name="T6">ó</text:span>lestwa <text:span text:style-name="T6">paraliżowa</text:span><text:span text:style-name="T6">ć</text:span>, lepszego sposobu by nie znalaz<text:span text:style-name="T6">ł</text:span>...</text:p>
      <text:p text:style-name="P7">- Nie na Warszaw<text:span text:style-name="T6">ę</text:span> maszeruj<text:span text:style-name="T6">ą</text:span>ce wojska tureckie widzia<text:span text:style-name="T6">ł</text:span>by ch<text:span text:style-name="T6">ę</text:span>tnie m<text:span text:style-name="T6">ó</text:span>j pan, nie tajemnica to – odrzek<text:span text:style-name="T6">ł</text:span> de Beaulieu, namy<text:span text:style-name="T6">ś</text:span>laj<text:span text:style-name="T6">ą</text:span>c si<text:span text:style-name="T6">ę</text:span> nad sugesti<text:span text:style-name="T6">ą</text:span> zawart<text:span text:style-name="T6">ą</text:span> w s<text:span text:style-name="T6">ł</text:span>owach Stoma. Czy cesarz ju<text:span text:style-name="T6">ż</text:span> wp<text:span text:style-name="T6">ł</text:span>ywa w ten spos<text:span text:style-name="T6">ó</text:span>b na polityk<text:span text:style-name="T6">ę</text:span> Rzeczypospolitej?</text:p>
      <text:p text:style-name="P7"/>
      <text:p text:style-name="Text_20_body"><text:span text:style-name="T1">Sejm obradowa</text:span><text:span text:style-name="T7">ł</text:span><text:span text:style-name="T10"> dalej, chc</text:span><text:span text:style-name="T7">ą</text:span><text:span text:style-name="T10">c nie chc</text:span><text:span text:style-name="T7">ą</text:span><text:span text:style-name="T10">c,</text:span><text:span text:style-name="T9"> </text:span><text:span text:style-name="T10">spraw</text:span><text:span text:style-name="T7">ą</text:span><text:span text:style-name="T10"> zbieg</text:span><text:span text:style-name="T7">ł</text:span><text:span text:style-name="T10">ych ch</text:span><text:span text:style-name="T7">ł</text:span><text:span text:style-name="T10">op</text:span><text:span text:style-name="T7">ó</text:span><text:span text:style-name="T10">w pani Kunieckiej. Wreszcie winnego wojewod</text:span><text:span text:style-name="T7">ę</text:span><text:span text:style-name="T10"> ujawniono i ukarano: zap</text:span><text:span text:style-name="T7">ł</text:span><text:span text:style-name="T10">aci</text:span><text:span text:style-name="T7">ł</text:span><text:span text:style-name="T10"> 2000 z</text:span><text:span text:style-name="T7">ł</text:span><text:span text:style-name="T10">otych od razu i zosta</text:span><text:span text:style-name="T7">ł</text:span><text:span text:style-name="T10"> zobowiązany do wydania jednego zbieg</text:span><text:span text:style-name="T7">ł</text:span><text:span text:style-name="T10">ego ch</text:span><text:span text:style-name="T7">ł</text:span><text:span text:style-name="T10">opa. Ten akt wyczerpa</text:span><text:span text:style-name="T7">ł</text:span><text:span text:style-name="T10"> si</text:span><text:span text:style-name="T7">ł</text:span><text:span text:style-name="T10">y pos</text:span><text:span text:style-name="T7">łó</text:span><text:span text:style-name="T10">w i na dzie</text:span><text:span text:style-name="T7">ń</text:span><text:span text:style-name="T10"> dzisiejszy obrady zako</text:span><text:span text:style-name="T7">ń</text:span><text:span text:style-name="T10">czono. </text:span></text:p>
      <text:p text:style-name="Text_20_body"><text:span text:style-name="T1">Panowie Starczy</text:span><text:span text:style-name="T7">ń</text:span><text:span text:style-name="T10">ski i Ostrowski wychodz</text:span><text:span text:style-name="T7">ą</text:span><text:span text:style-name="T10">c z Zamku kr</text:span><text:span text:style-name="T7">ó</text:span><text:span text:style-name="T10">lewskiego spotkali stra</text:span><text:span text:style-name="T7">ż</text:span><text:span text:style-name="T10">nika koronnego, Bidzi</text:span><text:span text:style-name="T7">ń</text:span><text:span text:style-name="T10">skiego. Ten odk</text:span><text:span text:style-name="T7">ł</text:span><text:span text:style-name="T10">oni</text:span><text:span text:style-name="T7">ł</text:span><text:span text:style-name="T10"> si</text:span><text:span text:style-name="T7">ę</text:span><text:span text:style-name="T10"> przyjacio</text:span><text:span text:style-name="T7">ł</text:span><text:span text:style-name="T10">om i wezwa</text:span><text:span text:style-name="T7">ł</text:span><text:span text:style-name="T10"> ich do siebie.</text:span></text:p>
      <text:p text:style-name="Dialog"><text:span text:style-name="T10">- </text:span><text:span text:style-name="T9">Moich </text:span><text:span text:style-name="T6">ż</text:span><text:span text:style-name="T9">o</text:span><text:span text:style-name="T6">ł</text:span><text:span text:style-name="T9">nierz</text:span><text:span text:style-name="T6">ó</text:span><text:span text:style-name="T9">w do polityki ci</text:span><text:span text:style-name="T6">ą</text:span><text:span text:style-name="T9">gnie?</text:span></text:p>
      <text:p text:style-name="Dialog"><text:span text:style-name="T9">- </text:span><text:span text:style-name="T6">Debaty o przyszłej kampanii posłuchać chcieliśmy. Jednak wiele dziś posłowie nie zdecydowali. W ten sposób to do lata kampanii nie wyszykować - narzekał pan Ostrowski.</text:span></text:p>
      <text:p text:style-name="P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5">- Tak zamiaruję, nawet lepiej się wyposażyć niż roku przeszłego, bom dobra trochę od Tatarów nabrał. Na cztery konie mi starczy - chwalił się pan Stefan.</text:p>
      <text:p text:style-name="Dialog">- Widz<text:span text:style-name="T6">ę</text:span><text:span text:style-name="T9"> </text:span><text:span text:style-name="T6">ż</text:span><text:span text:style-name="T9">e u wa</text:span><text:span text:style-name="T6">ś</text:span><text:span text:style-name="T9">ci g</text:span><text:span text:style-name="T6">ł</text:span><text:span text:style-name="T9">owa na karku. A waszmo</text:span><text:span text:style-name="T6">ść</text:span><text:span text:style-name="T9"> cztery konie wystawisz? - spyta</text:span><text:span text:style-name="T6">ł</text:span><text:span text:style-name="T9"> si</text:span><text:span text:style-name="T6">ę</text:span><text:span text:style-name="T9"> pan stra</text:span><text:span text:style-name="T6">ż</text:span><text:span text:style-name="T9">nik Starczy</text:span><text:span text:style-name="T6">ń</text:span><text:span text:style-name="T9">skiego, kt</text:span><text:span text:style-name="T6">ó</text:span><text:span text:style-name="T9">ry przytakn</text:span><text:span text:style-name="T6">ął</text:span><text:span text:style-name="T9">.</text:span></text:p>
      <text:p text:style-name="Dialog"><text:span text:style-name="T9">- Z</text:span>atem b<text:span text:style-name="T6">ę</text:span><text:span text:style-name="T9">dziecie <text:s/>namiestnikami w waszych chor</text:span><text:span text:style-name="T6">ą</text:span><text:span text:style-name="T9">gwiach, bo dobrze si</text:span><text:span text:style-name="T6">ę</text:span><text:span text:style-name="T9"> dotychczas sprawili</text:span><text:span text:style-name="T6">ś</text:span><text:span text:style-name="T9">cie, pom</text:span><text:span text:style-name="T6">ó</text:span><text:span text:style-name="T9">wi</text:span><text:span text:style-name="T6">ę</text:span><text:span text:style-name="T9"> o tym z panem Mi</text:span><text:span text:style-name="T6">ą</text:span><text:span text:style-name="T9">czy</text:span><text:span text:style-name="T6">ń</text:span><text:span text:style-name="T9">skim</text:span><text:span text:style-name="T6">.</text:span></text:p>
      <text:p text:style-name="P1"/>
      <text:p text:style-name="Text_20_body">Sejm obradowa<text:span text:style-name="T6">ł</text:span><text:span text:style-name="T9"> a</text:span><text:span text:style-name="T6">ż</text:span><text:span text:style-name="T9"> do marca, uchwalaj</text:span><text:span text:style-name="T6">ą</text:span><text:span text:style-name="T9">c jednak wbrew wszelkim obawom i wbrew zakulisowym dzia</text:span><text:span text:style-name="T6">ł</text:span><text:span text:style-name="T9">aniom Pac</text:span><text:span text:style-name="T6">ó</text:span><text:span text:style-name="T9">w podatki na now</text:span><text:span text:style-name="T6">ą</text:span><text:span text:style-name="T9"> kampani</text:span><text:span text:style-name="T6">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6">wyjechał </text:span>z pu<text:span text:style-name="T6">ł</text:span><text:span text:style-name="T9">kownikiem de Beaulieu do swej rezydencji w Jaworowie. Jechali kilka dni saniami. Pa</text:span><text:span text:style-name="T6">ł</text:span><text:span text:style-name="T9">ac Sobieskich </text:span><text:span text:style-name="T6">ś</text:span><text:span text:style-name="T9">wie</text:span><text:span text:style-name="T6">ż</text:span><text:span text:style-name="T9">o odbudowany po zniszczeniach, jakich dozna</text:span><text:span text:style-name="T6">ł</text:span><text:span text:style-name="T9"> od konfederat</text:span><text:span text:style-name="T6">ó</text:span><text:span text:style-name="T9">w go</text:span><text:span text:style-name="T6">łą</text:span><text:span text:style-name="T9">bskich wy</text:span><text:span text:style-name="T6">ł</text:span><text:span text:style-name="T9">oni</text:span><text:span text:style-name="T6">ł</text:span><text:span text:style-name="T9"> si</text:span><text:span text:style-name="T6">ę</text:span><text:span text:style-name="T9"> biel</text:span><text:span text:style-name="T6">ą</text:span><text:span text:style-name="T9"> swoich </text:span><text:span text:style-name="T6">ś</text:span><text:span text:style-name="T9">cian zza zakr</text:span><text:span text:style-name="T6">ę</text:span><text:span text:style-name="T9">tu alei.</text:span></text:p>
      <text:p text:style-name="P13"/>
      <text:p text:style-name="Dialog"><text:span text:style-name="T9">- ach, nigdy jeszcze nie widzia</text:span><text:span text:style-name="T6">ł</text:span><text:span text:style-name="T9">em tak pi</text:span><text:span text:style-name="T6">ę</text:span><text:span text:style-name="T9">knie uszykowanego i tak du</text:span><text:span text:style-name="T6">ż</text:span><text:span text:style-name="T9">ego stosu paliwa – powiedzia</text:span><text:span text:style-name="T6">ł</text:span><text:span text:style-name="T9"> pan de Beaulieu na widok drewnianego pa</text:span><text:span text:style-name="T6">ł</text:span><text:span text:style-name="T9">acu.</text:span></text:p>
      <text:p text:style-name="Dialog"><text:span text:style-name="T9">- B</text:span><text:span text:style-name="T6">ę</text:span><text:span text:style-name="T9">d</text:span><text:span text:style-name="T6">ą</text:span><text:span text:style-name="T9"> mieli nast</text:span><text:span text:style-name="T6">ę</text:span><text:span text:style-name="T9">pni konfederaci uciech</text:span><text:span text:style-name="T6">ę, gdy przeciw mnie si</text:span><text:span text:style-name="T6">ę</text:span><text:span text:style-name="T6"> podnios</text:span><text:span text:style-name="T6">ą</text:span><text:span text:style-name="T6">.</text:span></text:p>
      <text:p text:style-name="Dialog"><text:span text:style-name="T6">- Czy planuje wasza dostojno</text:span><text:span text:style-name="T6">ść</text:span><text:span text:style-name="T6"> kontrowersyjne posuni</text:span><text:span text:style-name="T6">ę</text:span><text:span text:style-name="T6">cia?</text:span></text:p>
      <text:p text:style-name="Dialog">- Posuni<text:span text:style-name="T6">ę</text:span><text:span text:style-name="T9">cia s</text:span><text:span text:style-name="T6">ą</text:span><text:span text:style-name="T9"> konieczne dla dobra tego kraju, widzi to ka</text:span><text:span text:style-name="T6">ż</text:span><text:span text:style-name="T9">dy...</text:span></text:p>
      <text:p text:style-name="Text_20_body"><text:span text:style-name="T9">Dalej ju</text:span><text:span text:style-name="T6">ż rozmawiali we dworze przy uroczyście podanym poczęstunku. Rodziny pana hetmana we dworze nie by</text:span><text:span text:style-name="T6">ł</text:span><text:span text:style-name="T6">o, i ze s</text:span><text:span text:style-name="T6">łuż</text:span><text:span text:style-name="T6">by tylko niewiele, gdy</text:span><text:span text:style-name="T6">ż</text:span><text:span text:style-name="T6"> wi</text:span><text:span text:style-name="T6">ę</text:span><text:span text:style-name="T6">kszo</text:span><text:span text:style-name="T6">ść</text:span><text:span text:style-name="T6"> domownik</text:span><text:span text:style-name="T6">ó</text:span><text:span text:style-name="T6">w wyjecha</text:span><text:span text:style-name="T6">ł</text:span><text:span text:style-name="T6">a pod Warszaw</text:span><text:span text:style-name="T6">ę</text:span><text:span text:style-name="T6">, </text:span><text:soft-page-break/><text:span text:style-name="T6">jako </text:span><text:span text:style-name="T6">ż</text:span><text:span text:style-name="T6">e Jawor</text:span><text:span text:style-name="T6">ó</text:span><text:span text:style-name="T6">w zbyt blisko teren</text:span><text:span text:style-name="T6">ó</text:span><text:span text:style-name="T6">w obj</text:span><text:span text:style-name="T6">ę</text:span><text:span text:style-name="T6">tych wojn</text:span><text:span text:style-name="T6">ą</text:span><text:span text:style-name="T6"> by</text:span><text:span text:style-name="T6">ł</text:span><text:span text:style-name="T6"> po</text:span><text:span text:style-name="T6">ł</text:span><text:span text:style-name="T6">o</text:span><text:span text:style-name="T6">ż</text:span><text:span text:style-name="T6">ony. Pan hetman i pose</text:span><text:span text:style-name="T6">ł</text:span><text:span text:style-name="T6"> francuski mogli zatem rozmawia</text:span><text:span text:style-name="T6">ć</text:span><text:span text:style-name="T6"> bez </text:span><text:span text:style-name="T6">ś</text:span><text:span text:style-name="T6">wiadk</text:span><text:span text:style-name="T6">ó</text:span><text:span text:style-name="T6">w.</text:span></text:p>
      <text:p text:style-name="P5">- Zanim czegokolwiek się tu dokona, obecne niebezpieczeństwo osmańskie zażegnać trzeba. Jednakowoż nie wiem, czy na wsparcie Francji liczyć w tym mogę.</text:p>
      <text:p text:style-name="P5">- Jego wysokość pragnie by Turcja sprzymierzeńców cesarza gromiła.</text:p>
      <text:p text:style-name="P5">- Rzeczpospolita nie musi być sprzymierzeńcem cesarza...</text:p>
      <text:p text:style-name="P5">- Przy obecnym królu i jego małżonce najwyraźniej musi.</text:p>
      <text:p text:style-name="P5">- Przy obecnym królu...</text:p>
      <text:p text:style-name="P5">- Wasza dostojność ma na myśli...</text:p>
      <text:p text:style-name="P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6">ż</text:span>ony mej mi<text:span text:style-name="T6">ł</text:span>ej wszak jeste<text:span text:style-name="T6">ś</text:span>.</text:p>
      <text:p text:style-name="P5">- Francja pomoże, jeśli na tronie zasiądzie nieprzyjaciel Habsburgów.</text:p>
      <text:p text:style-name="P5">- Poprzedni król tego kraju, który przyjacielem był Francji, próżno jednak pomocy wyglądał - pan Sobieski wspomniał spodziewane, ale niezrealizowane lądowanie wojsk francuskich na Pomorzu, które miałoby wesprzeć króla Jana Kazimierza i umo<text:span text:style-name="T6">ż</text:span>liwi<text:span text:style-name="T6">ć</text:span> mu wprowadzenie niepopularnych reform politycznych w Rzeczypospolitej.</text:p>
      <text:p text:style-name="P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6">ś</text:span>l<text:span text:style-name="T6">ą</text:span> z Francji mocniejszego ode mnie statyst<text:span text:style-name="T6">ę, co pieniężne sprawy z waszą dostojnością konkretniej omówi. Bo to jest klucz do naszych zamierzeń, teraz to widzę.</text:span></text:p>
      <text:p text:style-name="P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5">- Wpływy w Konstantynopolu użyte zostaną, bo ani osłabienie Rzeczypospolitej, ani marsz Turków na północ w interesie Francji nie leżą. Obawiam się jednak, że dyplomacja królewska dla was Kamieńca nie odzyska.</text:p>
      <text:p text:style-name="Text_20_body"><text:span text:style-name="T6">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6">ż</text:span><text:span text:style-name="T6">aln</text:span><text:span text:style-name="T6">ą</text:span><text:span text:style-name="T6"> by by</text:span><text:span text:style-name="T6">ł</text:span><text:span text:style-name="T6">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10"/>
      <text:p text:style-name="P1"/>
      <text:list xml:id="list39213448" text:continue-numbering="true" text:style-name="Outline">
        <text:list-item>
          <text:h text:style-name="P20" text:outline-level="1"/>
        </text:list-item>
      </text:list>
      <text:p text:style-name="Text_20_body">Pan Stefan Ostrowski maszerowa<text:span text:style-name="T6">ł</text:span><text:span text:style-name="T9"> wraz z lekk</text:span><text:span text:style-name="T6">ą</text:span><text:span text:style-name="T9"> chor</text:span><text:span text:style-name="T6">ą</text:span><text:span text:style-name="T9">gwi</text:span><text:span text:style-name="T6">ą</text:span><text:span text:style-name="T9"> na czele wojska. Ponownie stanowili stra</text:span><text:span text:style-name="T6">ż</text:span><text:span text:style-name="T9"> przedni</text:span><text:span text:style-name="T6">ą</text:span><text:span text:style-name="T9"> armii koronnej posuwaj</text:span><text:span text:style-name="T6">ą</text:span><text:span text:style-name="T9">cej si</text:span><text:span text:style-name="T6">ę</text:span><text:span text:style-name="T9"> w głąb Rusi, w kierunku nieprzyjaciela, kt</text:span><text:span text:style-name="T6">ó</text:span><text:span text:style-name="T9">ry umocni</text:span><text:span text:style-name="T6">ł</text:span><text:span text:style-name="T9"> si</text:span><text:span text:style-name="T6">ę</text:span><text:span text:style-name="T9"> w okolicy Kamie</text:span><text:span text:style-name="T6">ń</text:span><text:span text:style-name="T9">ca Podolskiego. Wojsko polskie nie by</text:span><text:span text:style-name="T6">ł</text:span><text:span text:style-name="T9">o tym razem zebranym napr</text:span><text:span text:style-name="T6">ę</text:span><text:span text:style-name="T9">dce hufcem, aby odegna</text:span><text:span text:style-name="T6">ć</text:span><text:span text:style-name="T9"> zagony tatarskie pustosz</text:span><text:span text:style-name="T6">ą</text:span><text:span text:style-name="T9">ce kraj. Tym razem by</text:span><text:span text:style-name="T6">ł</text:span><text:span text:style-name="T9">a to powa</text:span><text:span text:style-name="T6">ż</text:span><text:span text:style-name="T9">na odpowied</text:span><text:span text:style-name="T6">ź</text:span><text:span text:style-name="T9"> Rzeczypospolitej, ca</text:span><text:span text:style-name="T6">ł</text:span><text:span text:style-name="T9">a armia jak</text:span><text:span text:style-name="T6">ą</text:span><text:span text:style-name="T9"> mo</text:span><text:span text:style-name="T6">ż</text:span><text:span text:style-name="T9">na by</text:span><text:span text:style-name="T6">ł</text:span><text:span text:style-name="T9">o wystawi</text:span><text:span text:style-name="T6">ć</text:span><text:span text:style-name="T9">, tym razem mieli zaatakowa</text:span><text:span text:style-name="T6">ć</text:span><text:span text:style-name="T9"> g</text:span><text:span text:style-name="T6">łó</text:span><text:span text:style-name="T9">wne si</text:span><text:span text:style-name="T6">ł</text:span><text:span text:style-name="T9">y tureckie. Za plecami pana Ostrowskiego maszerowa</text:span><text:span text:style-name="T6">ł</text:span><text:span text:style-name="T9">a zatem chor</text:span><text:span text:style-name="T6">ą</text:span><text:span text:style-name="T9">giew pancerna pod dow</text:span><text:span text:style-name="T6">ó</text:span><text:span text:style-name="T9">dztwem pana Starczy</text:span><text:span text:style-name="T6">ń</text:span><text:span text:style-name="T9">skiego, inne chor</text:span><text:span text:style-name="T6">ą</text:span><text:span text:style-name="T9">gwie lekkie i pancerne, dalej husarze ze swoimi skrzyd</text:span><text:span text:style-name="T6">ł</text:span><text:span text:style-name="T9">ami - p</text:span><text:span text:style-name="T6">ó</text:span><text:span text:style-name="T9">ki co wiezionymi na wozach wraz z kopiami. Dalej jeszcze maszerowali liczni dragoni, potem ci</text:span><text:span text:style-name="T6">ęż</text:span><text:span text:style-name="T9">kie czworoboki piechoty cudzoziemskiego zaci</text:span><text:span text:style-name="T6">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10">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10"/>
      <text:p text:style-name="P11">* * *</text:p>
      <text:p text:style-name="P10"/>
      <text:p text:style-name="P10">Pan hetman skończył przedstawiać swój plan wojny, zaktualizowany na podstawie ostatnich doniesień o rozlokowaniu i zamiarach wojsk tureckich, dostojnikom zebranym na ostatniej przed orężnym rozstrzygnięciem naradzie we Lwowie. </text:p>
      <text:p text:style-name="P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5">- Wojska litewskie, czyli ochotnicy litewscy, zbyt nieliczni na tej wyprawie będą, by się jeszcze rozdzielać - zaoponował hetman wielki litewski, Michał Pac.</text:p>
      <text:p text:style-name="P5">- Jakże to, ochotnicy - zdziwił się hetman wielki koronny - przecie na sejmie w Warszawie komput litewski uchwaliliśmy, zebrać już się dawno powinien i wyruszyć...</text:p>
      <text:p text:style-name="P5">- Komput litewski zebrał się, ale poza granice Litwy nie wyruszy.</text:p>
      <text:p text:style-name="P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5">- Co Wasza Dostojność mówisz, wróg w granicach Rzeczypospolitej, całe południe kraju zagrożone...?</text:p>
      <text:p text:style-name="P5">- Obronę całych południowych granic za wzięciem Kijowa i Bracławia w 1569 roku panowie koronni na się wziąć raczyli - odparł Pac.</text:p>
      <text:p text:style-name="P5">- Mości panowie, tak być nie może - przemówił wreszcie król - Turek nie wojuje z Litwą, czy z Koroną, czy z Rzeczpospolitą tylko nawet, lecz całego chrześcijaństwa to nieprzyjaciel.</text:p>
      <text:p text:style-name="P10"><text:soft-page-break/>Zupełnie przypadkowo król trafił w czułą strunę hetmana litewskiego. Wiedząc o tym, biskup krakowski Trzebicki pociągnął wątek:</text:p>
      <text:p text:style-name="P5">- Zaiste, grzechem by to było nie tylko nieposłuszeństwa i pychy wobec króla tej Rzeczypospolitej, grzechem powiadam, ale bezbożnym postępkiem chcesz się, wielmożny hetmanie splamić... Proszę cię ja, sługa Boży, wspomóż walkę z poganinem...</text:p>
      <text:p text:style-name="P10">Hetman wielki litewski dał się najwyraźniej przekonać:</text:p>
      <text:p text:style-name="P5">- Dobrze, dla obrony chrześcijaństwa jedynie, a nie dla czyjejś osobistej chwały - tu spojrzał na Sobieskiego - Litwini wyruszą na tę wojnę... Kamieniec miniemy na początku listopada...</text:p>
      <text:p text:style-name="P10">Dalej narada potoczyła się normalnym wojskowym torem. Sobieski jednak miał kolejne powody, by rozmyślać nad sposobami zwiększenia dyscypliny wojskowej - tym razem wśród najwyższego dowództwa.</text:p>
      <text:p text:style-name="P10"/>
      <text:p text:style-name="P11">* * *</text:p>
      <text:p text:style-name="P10"/>
      <text:p text:style-name="Dialog">- Wołosi są z nami! - Wyczy<text:span text:style-name="T6">ń</text:span><text:span text:style-name="T9">ski przybieg</text:span><text:span text:style-name="T6">ł</text:span><text:span text:style-name="T9"> z nowin</text:span><text:span text:style-name="T6">ą</text:span><text:span text:style-name="T9">.</text:span></text:p>
      <text:p text:style-name="Dialog"><text:span text:style-name="T9">- To ju</text:span><text:span text:style-name="T6">ż</text:span><text:span text:style-name="T9"> wiemy, chor</text:span><text:span text:style-name="T6">ą</text:span><text:span text:style-name="T9">gwie wo</text:span><text:span text:style-name="T6">ł</text:span><text:span text:style-name="T9">oskie maszeruj</text:span><text:span text:style-name="T6">ą</text:span><text:span text:style-name="T9"> z nami od dw</text:span><text:span text:style-name="T6">ó</text:span><text:span text:style-name="T9">ch miesi</text:span><text:span text:style-name="T6">ę</text:span><text:span text:style-name="T9">cy - odpar</text:span><text:span text:style-name="T6">ł</text:span><text:span text:style-name="T9"> pan Starczy</text:span><text:span text:style-name="T6">ń</text:span><text:span text:style-name="T9">ski.</text:span></text:p>
      <text:p text:style-name="Dialog"><text:span text:style-name="T9">- Ale</text:span><text:span text:style-name="T6">ż</text:span><text:span text:style-name="T9">, m</text:span><text:span text:style-name="T6">ó</text:span><text:span text:style-name="T9">wi</text:span><text:span text:style-name="T6">ę</text:span><text:span text:style-name="T9">, prawdziwi Wo</text:span><text:span text:style-name="T6">ł</text:span><text:span text:style-name="T9">osi z obozu tureckiego przeszli na nasz</text:span><text:span text:style-name="T6">ą</text:span><text:span text:style-name="T9"> stron</text:span><text:span text:style-name="T6">ę</text:span><text:span text:style-name="T9">. W</text:span><text:span text:style-name="T6">ł</text:span><text:span text:style-name="T9">a</text:span><text:span text:style-name="T6">ś</text:span><text:span text:style-name="T9">nie pan Bidzi</text:span><text:span text:style-name="T6">ń</text:span><text:span text:style-name="T9">ski im wydawa</text:span><text:span text:style-name="T6">ł</text:span><text:span text:style-name="T9"> rozkazy. S</text:span><text:span text:style-name="T6">ł</text:span><text:span text:style-name="T9">ysza</text:span><text:span text:style-name="T6">łem jak mówił, że to dobrze że Chrześcijanie pogan opuszczają.</text:span></text:p>
      <text:p text:style-name="Dialog"><text:span text:style-name="T6">- Pewno, </text:span><text:span text:style-name="T6">ż</text:span><text:span text:style-name="T6">e i taki sprzymierzeniec si</text:span><text:span text:style-name="T6">ę</text:span><text:span text:style-name="T6"> przyda, cho</text:span><text:span text:style-name="T6">ć</text:span><text:span text:style-name="T6"> heretyk. A to i dobry znak!</text:span></text:p>
      <text:p text:style-name="P10"/>
      <text:p text:style-name="P10">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10">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6">ł</text:span> i zapyta<text:span text:style-name="T6">ł</text:span> uprzejmie <text:span text:style-name="T6">ż</text:span>o<text:span text:style-name="T6">ł</text:span>nierzy o zdrowie, powiedzia<text:span text:style-name="T6">ł</text:span> par<text:span text:style-name="T6">ę słów podnoszących na duchu i przypomniał o konieczności wytrwania w zapale do walki z tym wrogiem zajadłym, który teraz kulił się z zimna na swoim okopem. Pan hetman pogratulował też Starczyńskiemu namiestnikostwa:</text:span></text:p>
      <text:p text:style-name="P5">- Tuszę iż Waćpan w rozprawie jutrzejszej obficie krwią nieprzyjaciela ten awans zapieczętujesz - zakończył przemowy pan Sobieski i poszedł dalej, inne oddziały wizytować.</text:p>
      <text:p text:style-name="P10">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10"><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10"/>
      <text:p text:style-name="P5">- Ruszmy im na pomoc, dalibóg, oni tam okop za nas zdobędą! - niecierpliwił się pocztowy Wyczyński</text:p>
      <text:p text:style-name="P5">- Stać, na rozkaz hetmana jegomości czekamy! - Starczyński powstrzymywał co chwila swych podkomendnych.</text:p>
      <text:p text:style-name="P10"/>
      <text:p text:style-name="P10">R<text:span text:style-name="T6">ó</text:span>wnie<text:span text:style-name="T6">ż</text:span> pan Ostrowski wraz z lekk<text:span text:style-name="T6">ą</text:span> swoj<text:span text:style-name="T6">ą</text:span> chor<text:span text:style-name="T6">ą</text:span>gwi<text:span text:style-name="T6">ą</text:span> czeka<text:span text:style-name="T6">ć</text:span> musia<text:span text:style-name="T6">ł</text:span>. Stali nieco z dala od fortyfikacji tureckich, bo nie mieli bra<text:span text:style-name="T6">ć</text:span> udzia<text:span text:style-name="T6">ł</text:span>u w szturmie, tylko szturm ten os<text:span text:style-name="T6">ł</text:span>ania<text:span text:style-name="T6">ć , gdyby jakaś niespodziewana odsiecz Turkom nadeszła - albo osłaniać odwrót, gdyby szturm się nie powiódł</text:span>. O tej ostatniej mo<text:span text:style-name="T6">ż</text:span>liwo<text:span text:style-name="T6">ści pan Ostrowski nawet nie myślał, marzył natomiast, że jakieś oddziały tureckie się z oblężenia wydostać spróbują i właśnie na niego natkną, wówczas i wołosi Ostrowskiego zasłużą się w tej bitwie. <text:s/></text:span><text:s/></text:p>
      <text:p text:style-name="P10"/>
      <text:p text:style-name="P10">Nadszedł wreszcie moment, <text:span text:style-name="T6">ż</text:span>e pan Starczy<text:span text:style-name="T6">ń</text:span>ski wraz ze swymi pancernymi przejecha<text:span text:style-name="T6">ł</text:span> przez niedawno przez piechot<text:span text:style-name="T6">ę</text:span> polsk<text:span text:style-name="T6">ą</text:span> zdobyt<text:span text:style-name="T6">ą</text:span> bram<text:span text:style-name="T6">ę</text:span> fortyfikacji. Piechota przenios<text:span text:style-name="T6">ł</text:span>a walk<text:span text:style-name="T6">ę</text:span> w głąb ufortyfikowanego obozu tureckiego. Widzia<text:span text:style-name="T6">ł</text:span> pan Starczy<text:span text:style-name="T6">ń</text:span>ski, jak dzielnie piechurzy szturmowali okop wewn<text:span text:style-name="T6">ę</text:span>trzny, kt<text:span text:style-name="T6">ó</text:span>ry jednocze<text:span text:style-name="T6">ś</text:span>nie by<text:span text:style-name="T6">ł</text:span> ostrzeliwany przez artyleri<text:span text:style-name="T6">ę</text:span> pana K<text:span text:style-name="T6">ą</text:span>tskiego spoza obozu. Oto jednak na ty<text:span text:style-name="T6">ł</text:span>y piechoty polskiej uderzy<text:span text:style-name="T6">ł</text:span> oddzia<text:span text:style-name="T6">ł</text:span> janczar<text:span text:style-name="T6">ó</text:span>w. Pan Starczy<text:span text:style-name="T6">ń</text:span>ski tylko szabl<text:span text:style-name="T6">ą</text:span> skin<text:span text:style-name="T6">ął</text:span>, ju<text:span text:style-name="T6">ż</text:span> pancerni doskoczyli do przeciwnika. Nie by<text:span text:style-name="T6">ł</text:span>o miejsca na porz<text:span text:style-name="T6">ą</text:span>dn<text:span text:style-name="T6">ą</text:span> szar<text:span text:style-name="T6">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10"/>
      <text:p text:style-name="P10">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10"/>
      <text:p text:style-name="P10">Po<text:span text:style-name="T6">ł</text:span>udnie ju<text:span text:style-name="T6">ż nadesz</text:span><text:span text:style-name="T6">ł</text:span>o, gdy Ostrowski ujrza<text:span text:style-name="T6">ł</text:span> je<text:span text:style-name="T6">ź</text:span>d<text:span text:style-name="T6">ź</text:span>c<text:span text:style-name="T6">ó</text:span>w galopuj<text:span text:style-name="T6">ą</text:span>cych od strony szturmowanej fortecy. Na tle pochmurnego, listopadowego nieba wida<text:span text:style-name="T6">ć</text:span> by<text:span text:style-name="T6">ł</text:span>o furkocz<text:span text:style-name="T6">ą</text:span>ce p<text:span text:style-name="T6">ł</text:span>aszcze i dzidy z jakimi<text:span text:style-name="T6">ś</text:span> <text:soft-page-break/>proporcami - mogli to by<text:span text:style-name="T6">ć</text:span> jednak zar<text:span text:style-name="T6">ó</text:span>wno tureccy spahisi, jak i litewscy petyhorcy. Ostrowski nakaza<text:span text:style-name="T6">ł</text:span> swym wo<text:span text:style-name="T6">ł</text:span>ochom gotowo<text:span text:style-name="T6">ść bojową. </text:span></text:p>
      <text:p text:style-name="P10">- Czuj duch, Turcy chcą się przebić! Powitamy ich tu godnie!</text:p>
      <text:p text:style-name="P10">Wyskoczyli przybywającym jeźdźcom na spotkanie. W szyku bojowym nabrali tempa, przeszli do galopu i wtenczas dostrzegli, że to istotnie turecka spahia, doborowa jazda, zapał straciwszy z obozu się wymykała. Wpadłszy w panikę w starciu z husari<text:span text:style-name="T6">ą</text:span> wewnątrz obozu, Turcy gnali w stronę traktu na Jassy, stawiąc raczej grupę przerażonych uciekinierów niż oddział kawalerii. Ostrowski stan<text:span text:style-name="T6">ął</text:span> w strzemionach i z okrzykiem „Bij! Zabij!” wpad<text:span text:style-name="T6">ł</text:span> na wroga. Gromki ten okrzyk powt<text:span text:style-name="T6">ó</text:span>rzy<text:span text:style-name="T6">ł</text:span>a reszta oddzia<text:span text:style-name="T6">ł</text:span>u, za<text:span text:style-name="T6">ś</text:span> Turcy krzykn<text:span text:style-name="T6">ę</text:span>li z przera<text:span text:style-name="T6">ż</text:span>enia. Zaraz te<text:span text:style-name="T6">ż</text:span> rozleg<text:span text:style-name="T6">ł</text:span>y si<text:span text:style-name="T6">ę</text:span> wrzaski ra<text:span text:style-name="T6">ż</text:span>onych ludzi i kwik koni.</text:p>
      <text:p text:style-name="P10"/>
      <text:p text:style-name="P10">Starczy<text:span text:style-name="T6">ń</text:span>skiemu ju<text:span text:style-name="T6">ż</text:span> mdla<text:span text:style-name="T6">ł</text:span>a prawica od zadawania cios<text:span text:style-name="T6">ó</text:span>w. Nie pami<text:span text:style-name="T6">ę</text:span>ta<text:span text:style-name="T6">ł</text:span> ju<text:span text:style-name="T6">ż</text:span>, jak d<text:span text:style-name="T6">ł</text:span>ugo tkwili tutaj, na ty<text:span text:style-name="T6">ł</text:span>ach polskiej piechoty dobywaj<text:span text:style-name="T6">ą</text:span>cej coraz to głębszych linii okop<text:span text:style-name="T6">ó</text:span>w tureckiego obozu, gromi<text:span text:style-name="T6">ą</text:span>c coraz to nowe oddzia<text:span text:style-name="T6">ł</text:span>y janczar<text:span text:style-name="T6">ó</text:span>w. Janczarzy to uciekali, to nadbiegali na nowo, zupe<text:span text:style-name="T6">ł</text:span>nie jak fale na morzu - kt<text:span text:style-name="T6">ó</text:span>rego Starczy<text:span text:style-name="T6">ń</text:span>ski nigdy nie widzia<text:span text:style-name="T6">ł</text:span>, wi<text:span text:style-name="T6">ę</text:span>c nie m<text:span text:style-name="T6">ó</text:span>g<text:span text:style-name="T6">ł</text:span> takich por<text:span text:style-name="T6">ó</text:span>wna<text:span text:style-name="T6">ń</text:span> dokonywa<text:span text:style-name="T6">ć</text:span>. Nikt z pancernych nie mia<text:span text:style-name="T6">ł</text:span> si<text:span text:style-name="T6">ł</text:span>y i ochoty na takie obserwacje, bo uwik<text:span text:style-name="T6">ł</text:span>ani byli w walk<text:span text:style-name="T6">ę</text:span> dla siebie niezwyk<text:span text:style-name="T6">łą</text:span>. Zamiast na wroga szar<text:span text:style-name="T6">ż</text:span>owa<text:span text:style-name="T6">ć</text:span> z okrzykiem, stali w miejscu i siekli przeciwnika szablami. Troch<text:span text:style-name="T6">ę</text:span> dalej podobnie walczyli husarze pana Jab<text:span text:style-name="T6">ł</text:span>onowskiego. Siedz<text:span text:style-name="T6">ą</text:span>cy wysoko na siod<text:span text:style-name="T6">ł</text:span>ach bojowych koni Polacy mieli i tak przewag<text:span text:style-name="T6">ę</text:span> w walce wr<text:span text:style-name="T6">ę</text:span>cz z piechot<text:span text:style-name="T6">ą</text:span>, kolczugi i zbroje zapewnia<text:span text:style-name="T6">ł</text:span>y te<text:span text:style-name="T6">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10"/>
      <text:p text:style-name="P10">Ostrowski i jego wo<text:span text:style-name="T6">ł</text:span>osi przelecieli przez pierwsz<text:span text:style-name="T6">ą</text:span> lini<text:span text:style-name="T6">ę</text:span> tureckich spahis<text:span text:style-name="T6">ó</text:span>w jak przez mas<text:span text:style-name="T6">ł</text:span>o. Ci bowiem nie stawiali w ogóle zorganizowanego oporu - tylko nieliczni pr<text:span text:style-name="T6">ó</text:span>bowali ustawi<text:span text:style-name="T6">ć</text:span> si<text:span text:style-name="T6">ę</text:span> w szyk bojowy, inni pr<text:span text:style-name="T6">ó</text:span>bowali kontynuowa<text:span text:style-name="T6">ć</text:span> ucieczk<text:span text:style-name="T6">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10"/>
      <text:p text:style-name="P10">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6">ż</text:span>ny Michał Pac rozkaz<text:span text:style-name="T6">ó</text:span>w Sobieskiego nie blokuje. Ca<text:span text:style-name="T6">ł</text:span>y ranek dyskusje prowadzili hetmani litewscy zawzi<text:span text:style-name="T6">ę</text:span>te, teraz jednak rozkaz przyszed<text:span text:style-name="T6">ł</text:span> jasny i dyskusje te przeci<text:span text:style-name="T6">ął</text:span>. Zaraz tedy ksi<text:span text:style-name="T6">ążę</text:span> pobieg<text:span text:style-name="T6">ł</text:span> do swych wojsk i wed<text:span text:style-name="T6">ł</text:span>ug planu ustalonego <text:span text:style-name="T6">ś</text:span>witaniem jeszcze atakowa<text:span text:style-name="T6">ć</text:span> kaza<text:span text:style-name="T6">ł</text:span>. Pobieg<text:span text:style-name="T6">ł</text:span>y roty piesze litewskie , z bitnych wolnych ch<text:span text:style-name="T6">ł</text:span>op<text:span text:style-name="T6">ó</text:span>w <text:span text:style-name="T6">ż</text:span>mudzkich si<text:span text:style-name="T6">ę</text:span> sk<text:span text:style-name="T6">ł</text:span>adaj<text:span text:style-name="T6">ą</text:span>ce, a tak<text:span text:style-name="T6">ż</text:span>e z <text:soft-page-break/>poddanych kr<text:span text:style-name="T6">ó</text:span>lewskich, a nawet prywatnych poddanych ksi<text:span text:style-name="T6">ę</text:span>cia Radziwi<text:span text:style-name="T6">łł</text:span>a sformowane, i z bojowym okrzykiem na wa<text:span text:style-name="T6">ł</text:span>y obozu tureckiego si<text:span text:style-name="T6">ę</text:span> wspina<text:span text:style-name="T6">ł</text:span>y. Za nimi chor<text:span text:style-name="T6">ą</text:span>gwie konne, w du<text:span text:style-name="T6">ż</text:span>ej cz<text:span text:style-name="T6">ęś</text:span>ci w<text:span text:style-name="T6">ł</text:span>asnym sumptem przez ksi<text:span text:style-name="T6">ę</text:span>cia wystawione, w tym husaria, kwiat m<text:span text:style-name="T6">ł</text:span>odzie<text:span text:style-name="T6">ż</text:span>y szlacheckiej z ca<text:span text:style-name="T6">ł</text:span>ej Litwy zgromadzony, na p<text:span text:style-name="T6">ółnocną bramę obozu nacierały</text:span>. Bez artylerii nacierali, ale tak im si<text:span text:style-name="T6">ę</text:span> ju<text:span text:style-name="T6">ż</text:span> znu<text:span text:style-name="T6">ż</text:span>y<text:span text:style-name="T6">ł</text:span>o oczekiwanie bezczynne i s<text:span text:style-name="T6">ł</text:span>uchanie odg<text:span text:style-name="T6">ł</text:span>os<text:span text:style-name="T6">ó</text:span>w bitwy toczonej przez Koroniarzy, <text:span text:style-name="T6">ż</text:span>e niemrawa obrona tureckich wa<text:span text:style-name="T6">łó</text:span>w nawet najmniejszych szans nie mia<text:span text:style-name="T6">ł</text:span>a, by impet litewski powstrzymać. Sforsowana zosta<text:span text:style-name="T6">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10"/>
      <text:p text:style-name="P10"><text:span text:style-name="T6">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6">ś</text:span>ciu<text:span text:style-name="T6">.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10"/>
      <text:p text:style-name="P10">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10"/>
      <text:p text:style-name="P10"><text:span text:style-name="T6">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oft-page-break/><text:span text:style-name="T6">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10">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10">Dnia 17 listopada do chorągwi dopadł pan Aleksander Nowosielski, przysłany przez pana Sieniawskiego z Jassów, rozkazy nowe i informacje przywożąc.</text:p>
      <text:p text:style-name="P5">- Mości panowie, wracamy do Polski! Rozkazy hetmańskie wydane - kampanii koniec!</text:p>
      <text:p text:style-name="P5">- Koniec kampanii? Kamieniec zdobyty?</text:p>
      <text:p text:style-name="P5">- Kamieniec w tureckim ręku pobędzie, pan hetman od oblężenia odstąpił, bo Litwini do domu poszli.</text:p>
      <text:p text:style-name="P5">- Zdrajcy Boćwinkowie! Tchórze!</text:p>
      <text:p text:style-name="P5">- Na rozkaz hetmana litewskiego, wielmożnego pana Paca zaraz prawie po bitwie chocimskiej na Litwę się udali... Może też i dlatego króla jegomości, świeć Panie nad jego poczciwą duszą, apopleksja trafiła...</text:p>
      <text:p text:style-name="P5">- Co waść prawisz?!</text:p>
      <text:p text:style-name="P5">- To waszmościowie nie wiecie? Najjaśniejszy pan we Lwowie tuż po naszej wiktorii ducha wyzionął! </text:p>
      <text:p text:style-name="P5"/>
      <text:p text:style-name="P10"/>
      <text:p text:style-name="P10"/>
      <text:p text:style-name="P10"/>
      <text:list xml:id="list39236789" text:continue-numbering="true" text:style-name="Outline">
        <text:list-item>
          <text:h text:style-name="P20" text:outline-level="1"/>
        </text:list-item>
      </text:list>
      <text:p text:style-name="Text_20_body">Pan hetman Sobieski spieszy<text:span text:style-name="T6">ł</text:span><text:span text:style-name="T9"> si</text:span><text:span text:style-name="T6">ę</text:span><text:span text:style-name="T9">. T</text:span><text:span text:style-name="T6">ę</text:span><text:span text:style-name="T9">skni</text:span><text:span text:style-name="T6">ł</text:span><text:span text:style-name="T9"> za domem, za ma</text:span><text:span text:style-name="T6">łż</text:span><text:span text:style-name="T9">onk</text:span><text:span text:style-name="T6">ą</text:span><text:span text:style-name="T9"> kt</text:span><text:span text:style-name="T6">ó</text:span><text:span text:style-name="T9">r</text:span><text:span text:style-name="T6">ą</text:span><text:span text:style-name="T9"> kocha</text:span><text:span text:style-name="T6">ł</text:span><text:span text:style-name="T9"> nad </text:span><text:span text:style-name="T6">ż</text:span><text:span text:style-name="T9">ycie, i za synem w kt</text:span><text:span text:style-name="T6">ó</text:span><text:span text:style-name="T9">rym pok</text:span><text:span text:style-name="T6">ł</text:span><text:span text:style-name="T9">ada</text:span><text:span text:style-name="T6">ł</text:span><text:span text:style-name="T9"> wielkie nadzieje, jednak nie do domu w Jaworowie gna</text:span><text:span text:style-name="T6">ł</text:span><text:span text:style-name="T9"> po zako</text:span><text:span text:style-name="T6">ń</text:span><text:span text:style-name="T9">czeniu kampanii wojennej w Mo</text:span><text:span text:style-name="T6">ł</text:span><text:span text:style-name="T9">dawii, jeno na spotkania kt</text:span><text:span text:style-name="T6">ó</text:span><text:span text:style-name="T9">re po </text:span><text:span text:style-name="T6">ś</text:span><text:span text:style-name="T9">mierci kr</text:span><text:span text:style-name="T6">ó</text:span><text:span text:style-name="T9">la Micha</text:span><text:span text:style-name="T6">ł</text:span><text:span text:style-name="T9">a zdecydowa</text:span><text:span text:style-name="T6">ć</text:span><text:span text:style-name="T9"> mia</text:span><text:span text:style-name="T6">ł</text:span><text:span text:style-name="T9">y o posuni</text:span><text:span text:style-name="T6">ę</text:span><text:span text:style-name="T9">ciach politycznych pana hetmana. Dla wielu os</text:span><text:span text:style-name="T6">ó</text:span><text:span text:style-name="T9">b </text:span><text:span text:style-name="T6">ś</text:span><text:span text:style-name="T9">mier</text:span><text:span text:style-name="T6">ć</text:span><text:span text:style-name="T9"> ta nie by</text:span><text:span text:style-name="T6">ł</text:span><text:span text:style-name="T9">a zaskoczeniem, Micha</text:span><text:span text:style-name="T6">ł</text:span><text:span text:style-name="T9"> Wi</text:span><text:span text:style-name="T6">ś</text:span><text:span text:style-name="T9">niowiecki nigdy nie tryska</text:span><text:span text:style-name="T6">ł</text:span><text:span text:style-name="T9"> zdrowiem, za</text:span><text:span text:style-name="T6">ś</text:span><text:span text:style-name="T9"> na jesieni 1673 roku by</text:span><text:span text:style-name="T6">ł</text:span><text:span text:style-name="T9"> wyra</text:span><text:span text:style-name="T6">ź</text:span><text:span text:style-name="T9">nie powa</text:span><text:span text:style-name="T6">ż</text:span><text:span text:style-name="T9">nie chory. Spodziewa</text:span><text:span text:style-name="T6">ł</text:span><text:span text:style-name="T9"> si</text:span><text:span text:style-name="T6">ę</text:span><text:span text:style-name="T9"> zatem pan hetman, </text:span><text:span text:style-name="T6">ż</text:span><text:span text:style-name="T9">e do Lwowa zjedzie si</text:span><text:span text:style-name="T6">ę</text:span><text:span text:style-name="T9"> wiele wp</text:span><text:span text:style-name="T6">ł</text:span><text:span text:style-name="T9">ywowych os</text:span><text:span text:style-name="T6">ó</text:span><text:span text:style-name="T9">b z kraju i zagranicy zanim jeszcze wrzenie polityczne ogarnie ca</text:span><text:span text:style-name="T6">ł</text:span><text:span text:style-name="T9">y nar</text:span><text:span text:style-name="T6">ó</text:span><text:span text:style-name="T9">d szlachecki. </text:span><text:span text:style-name="T6">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10"/>
      <text:p text:style-name="P10">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5">- Halt! Werda! - krzyknął pieszy żołnierz.</text:p>
      <text:p text:style-name="P5">- Coś za jeden? - odkrzyknął dowódca konnych</text:p>
      <text:p text:style-name="P5">- My tu straż trzymamy, coby obcy do karczmy nie wchodzili. Kto wy?</text:p>
      <text:p text:style-name="P5">- Zdejmij kaptur, drabie, z wojewodą ruskim mówisz! - powiedział jeden z jeźdźców.</text:p>
      <text:p text:style-name="P5">- Wasza wielmożność wybaczy, pan hetman kazał pytać... pan hetman prosi wasze wielmożności do gospody...</text:p>
      <text:p text:style-name="P10">Pan wojewoda Jabłonowski przekroczył próg karczmy, w której przy jedynym zajętym dużym stole pośrodku izby siedziało kilku znanych mu oficerów, a przede wszystkim pan hetman wielki koronny Jan Sobieski. Jego sekretarz wojenny, pan namiestnik Urbański, dokładał właśnie do pieca. Pan generał Kątski, dowódca artylerii koronnej, stawiał na stole kociołek z grzanym piwem. Karczmarza ani pozostałej obsługi nie było nigdzie widać. Jabłonowski pokłonił się <text:s/>panu hetmanowi i pozostałym obecnym. </text:p>
      <text:p text:style-name="P10">Doda<text:span text:style-name="T6">ć</text:span> do uczestnik<text:span text:style-name="T6">ó</text:span>w narady pana Atanazego Mi<text:span text:style-name="T6">ą</text:span>czy<text:span text:style-name="T6">ń</text:span>skiego.</text:p>
      <text:p text:style-name="Dialog">- Radzi<text:span text:style-name="T6">ś</text:span><text:span text:style-name="T9">my powita</text:span><text:span text:style-name="T6">ć</text:span><text:span text:style-name="T9">, mo</text:span><text:span text:style-name="T6">ści panie wojewodo, żeście się od zdobywania Mołdawii oderwali i ku nam przyjechali - zagaił pan hetman - azali żołnierzy waszmości przejął pan Sieniawski?</text:span></text:p>
      <text:p text:style-name="P5">- Pan chorąży Sieniawski dowodzi wojskiem, które zgo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Kątskiego.</text:p>
      <text:p text:style-name="P5">- Nie chcą walczyć wasi żołnierze bez pieniędzy, ha? Moje armaty bez prochu też nie chcą strzelać, ne c'est pas, a pieniądze na tę wojnę już nie ma - powiedział generał.</text:p>
      <text:p text:style-name="P5">- O tym chciałem z waszmościami porozmawiać, jak zrobić, aby pieniądze na wojnę były, a do samego końca tej wojny, a nie do pierwszej bitwy jeno - pan hetman przeszedł do tematu - Już i starożytni, już Cycero mówił że bez pieniędzy nie ma jak prowadzić wojny. Radźcie, waszmościowie, jak następny król tę wojnę zakończyć może.</text:p>
      <text:p text:style-name="P5"><text:soft-page-break/>- To zależy od tego, kto królem zostanie. Jeśli wódz wielki, od wojska kochany, przez Turka obawiany, to po jednym zwycięstwie walnym wojna się skończyć może - rzekł pan Bidziński, na hetmana patrząc znacząco.</text:p>
      <text:p text:style-name="P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5">- Bo szlachta podatków nie płaci... - cicho ozwał się Stanisław Morsztyn, jako ranny leżący w łożu między stołem a kominkiem.</text:p>
      <text:p text:style-name="P10">Cisza zapadła w izbie, bo pan Stanisław powiedział coś, co każdy z zebranych myślał, ale czego się wypowiedzieć nie ważył.</text:p>
      <text:p text:style-name="P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5">- To i z tym uchwalaniem różnie bywa - wtrącił Jabłonowski - jak sejm zerwą, to i nic nie uchwalą, choćby wróg u bram stał.</text:p>
      <text:p text:style-name="P5">- Tak, zrywanie sejmów to kolejna sprawa, którą król następny zająć się musi - powiedział pan hetman.</text:p>
      <text:p text:style-name="P5">- Liberum Veto jest jednak fundamentem wolności naszych - rzekł Jan Andrzej Morsztyn - w naszej Rzeczypospolitej, która jest domem dla wielu różnych prowincji, jest taki instrument potrzebny, bo inaczej absolutum dominium grozi, jak dowodzi pan Fredro.</text:p>
      <text:p text:style-name="P5">- To może Liberum Veto jeno na czas wojny zawieszać, bo przecie inaczej o obronie obradować nie sposób - upierał się Jabłonowski.</text:p>
      <text:p text:style-name="P5">- Byłby to sposób, który brać szlachecka zaakceptuje, aby wszystkie sejmy na czas wojny skonfederowanymi ogłaszać. A z panem Fredrą porozmawiać też muszę i o części naszych planów opowiedzieć - postanowił Sobieski.</text:p>
      <text:p text:style-name="P5">- Czemu jednak brać szlachecka miała by zaaprobować konfederowanie sejmów i ograniczenie Liberum Veto? - drążył Morsztyn.</text:p>
      <text:p text:style-name="P5">- Przedstawimy to na konwokacji jako pomysł na ograniczenie samowoli magnatów - zaproponował pan hetman - Też i inne zmiany, których dokonać musimy, tak ukażemy, to i łatwiej to panowie bracia przełkną.</text:p>
      <text:p text:style-name="P5">- Lepiej niż na konwokacji, na elekcji te zmiany wprowadzić, do artykułów henrykowskich,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5">- To już mi Makiawelowe plany podsuwacie - rzekł Sobieski.</text:p>
      <text:p text:style-name="P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5"><text:soft-page-break/>- Jaśnie wielmożny pan hetman po swym obiorze godność monarszą i hetmańską połączy, a finanse wojskowe ofundowawszy, na Turcję ruszy i wojnę łacno zakończy - Jabłonowski ubra<text:span text:style-name="T6">ł</text:span> zamiary przyjaci<text:span text:style-name="T6">ół</text:span> Sobieskiego w s<text:span text:style-name="T6">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5">- Jak spiskować, to spiskować - Kątski opróżniwszy garniec nabrał zapału do planów politycznych - to już wprowadźmy na tron dynastię Sobieskich, wybierając jaśnie wielmożnego hetmana oraz jego syna na królów.</text:p>
      <text:p text:style-name="P5">- Dynastia?! - podniosły się oburzone głosy.</text:p>
      <text:p text:style-name="P5">- A tak! Dynastia ma sens - upierał się Kątski - Primo, młodzieniec wychowany do rządzenia będzie wiedział jak rządzić w tym kraju. Secundo, żaden z naszych sąsiadów nie będzie się mieszał do elekcji.</text:p>
      <text:p text:style-name="P5">- Waść nam to z matematyczną precyzją zalety wyłożysz, a tu trzeba elektorów na Woli przekonać.</text:p>
      <text:p text:style-name="P10">Kątski napił się jeszcze grzańca i rzekł: </text:p>
      <text:p text:style-name="P5">- Każdy z nas kraje zagraniczne dobrze zna i wie, jak tam się rządzi. To, co u nich działa, i w Rzeczypospolitej zadziałać musi, bo natura ludzka wszędzie jednaka.</text:p>
      <text:p text:style-name="P5">- To może i podatki regularne od szlachty waść nam zaproponujesz, jak w tych zagranicznych tyraniach?! - zakrzyknął Bidziński - toż my tu nad tyranią dyskutujemy, co ostatni grosz z człowieka zdziera!</text:p>
      <text:p text:style-name="P5">- A tak! Podatki szlachta płacić musi. Czemu teraz stałych podatków od szlachty nie ma?</text:p>
      <text:p text:style-name="P5">- Bo kraju bronić mają!</text:p>
      <text:p text:style-name="P5">- A bronią?</text:p>
      <text:p text:style-name="P5">- Nie bronią, bo jak już się zbiorą, to politykują - odezwał się ze swego łoża pan Stanisław Morsztyn.</text:p>
      <text:p text:style-name="P10">Znowu zapadła cisza. Każdy wiedział, że taka była prawda, a przykład najlepszy z niedawną konfederacją gołębiewską mieli.</text:p>
      <text:p text:style-name="P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1">oskarżymy</text:span>.</text:p>
      <text:p text:style-name="P5">- I jak przyjdzie czas, z głosowania wyłączymy - wtrącił wojewoda Jabłonowski.</text:p>
      <text:p text:style-name="Text_20_body"><text:span text:style-name="T6">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6">kraj i ludzi. Oto oni, Sobieskiego stare druchy wojskowe, senatorskie głowy, najlepsi synowie ojczyzny, pomogą mu plan ten wprowadzić. Pan hetman postanowił podsumować dyskusję:</text:span></text:p>
      <text:p text:style-name="P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5">- Jednak na taką kampanię przed elekcją gotówki trzeba wiele - wtrącił pan Jan Andrzej Morsztyn - a ja ze skarbu nie dam, nawet gdyby w skarbie było. Cnotą nasz kandydat błyszczeć jak Cyncynat musi.</text:p>
      <text:p text:style-name="P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 Ale o szczegółach nie chcę teraz mówić.</text:p>
      <text:p text:style-name="P5"><text:s/></text:p>
      <text:p text:style-name="Text_20_body">Do p<text:span text:style-name="T6">óź</text:span><text:span text:style-name="T9">nej nocy omawiali szczeg</text:span><text:span text:style-name="T6">ół</text:span><text:span text:style-name="T9">y i</text:span><text:span text:style-name="T6">ście makiawelicznego </text:span><text:span text:style-name="T9">planu, kt</text:span><text:span text:style-name="T6">ó</text:span><text:span text:style-name="T9">ry wynie</text:span><text:span text:style-name="T6">ść</text:span><text:span text:style-name="T9"> mia</text:span><text:span text:style-name="T6">ł</text:span><text:span text:style-name="T9">by hetmana na tron. </text:span><text:span text:style-name="T6">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9">, zatem przyjaciele Sobieskiego byli dobrej my</text:span><text:span text:style-name="T6">ś</text:span><text:span text:style-name="T9">li. Jego samego za</text:span><text:span text:style-name="T6">ś</text:span><text:span text:style-name="T9"> trapi</text:span><text:span text:style-name="T6">ł</text:span><text:span text:style-name="T9">a raczej my</text:span><text:span text:style-name="T6">śl</text:span><text:span text:style-name="T9"> o reakcji jego </text:span><text:span text:style-name="T6">ś</text:span><text:span text:style-name="T9">miertelnych wrog</text:span><text:span text:style-name="T6">ó</text:span><text:span text:style-name="T9">w politycznych, kt</text:span><text:span text:style-name="T6">ó</text:span><text:span text:style-name="T9">rzy mimo wszelkich pozor</text:span><text:span text:style-name="T6">ó</text:span><text:span text:style-name="T9">w praworz</text:span><text:span text:style-name="T6">ą</text:span><text:span text:style-name="T9">dno</text:span><text:span text:style-name="T6">ś</text:span><text:span text:style-name="T9">ci plany Sobieskiego na pewno torpedowa</text:span><text:span text:style-name="T6">ć</text:span><text:span text:style-name="T9"> b</text:span><text:span text:style-name="T6">ę</text:span><text:span text:style-name="T9">d</text:span><text:span text:style-name="T6">ą, na elekcji i poza nią. Już następnego ranka udał się zatem pan Sobieski do Lwowa, aby tam dalsze rozmowy polityczne prowadzić, zwolenników nowych kaptować, przeciwników jednać - tych, których zjednać możliwym się zdawało.</text:span></text:p>
      <text:p text:style-name="P10"/>
      <text:p text:style-name="P11">* * *</text:p>
      <text:p text:style-name="P10">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10"><text:span text:style-name="T6">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6">przyjazd mi Wć moja duszo anonsowałaś. Z panem tym trzeba nam o sprawach ważnych jeszcze przed konwokacją pomówić.</text:span></text:p>
      <text:p text:style-name="P10">Wojska większa część idzie za Wisłę, piechoty wszystkie, bo tu na tej stronie pustki wielkie. A przydadzą się nam przy przedsięwzięciach, które już zaraz w roku nowym powziąć musimy.</text:p>
      <text:p text:style-name="P5"/>
      <text:p text:style-name="P11">* * *</text:p>
      <text:p text:style-name="P12">Warszawa zdawa<text:span text:style-name="T6">ł</text:span>a si<text:span text:style-name="T6">ę</text:span> teraz ksi<text:span text:style-name="T6">ę</text:span>ciu prymasowi Florianowi Czartoryskiemu by<text:span text:style-name="T6">ć</text:span> zbyt daleko od centrum wydarze<text:span text:style-name="T6">ń</text:span> po<text:span text:style-name="T6">ł</text:span>o<text:span text:style-name="T6">ż</text:span>on<text:span text:style-name="T6">ą</text:span>. Oto we Lwowie umar<text:span text:style-name="T6">ł</text:span> kr<text:span text:style-name="T6">ó</text:span>l, kt<text:span text:style-name="T6">ó</text:span>ry przez sojusz z Cesarstwem obiecywa<text:span text:style-name="T6">ł</text:span> stabilizacj<text:span text:style-name="T6">ę</text:span> sytuacji i dalszy wzrost roli Ko<text:span text:style-name="T6">ś</text:span>cio<text:span text:style-name="T6">ł</text:span>a w Rzeczypospolitej. Oto we Lwowie przebywa<text:span text:style-name="T6">ł</text:span> teraz Sobieski, o kt<text:span text:style-name="T6">ó</text:span>rego wiktoriach hucza<text:span text:style-name="T6">ł</text:span>o ju<text:span text:style-name="T6">ż</text:span> teraz i w<text:span text:style-name="T6">ś</text:span>r<text:span text:style-name="T6">ó</text:span>d posp<text:span text:style-name="T6">ó</text:span>lstwa, i w magnackich pa<text:span text:style-name="T6">ł</text:span>acach. Prymas podejrzewa<text:span text:style-name="T6">ł</text:span> hetmana o chorobliwe wr<text:span text:style-name="T6">ę</text:span>cz ambicje polityczne, o ch<text:span text:style-name="T6">ęć</text:span> zerwania sojuszu z Habsburgami, na pewno hetman znajdowa<text:span text:style-name="T6">ł</text:span> si<text:span text:style-name="T6">ę</text:span> pod przemo<text:span text:style-name="T6">ż</text:span>nym wp<text:span text:style-name="T6">ł</text:span>ywem swej francuskiej frywolnej ma<text:span text:style-name="T6">łż</text:span>onki. Nachwali<text:span text:style-name="T6">ć</text:span> si<text:span text:style-name="T6">ę</text:span> hetmana nie m<text:span text:style-name="T6">ó</text:span>g<text:span text:style-name="T6">ł</text:span> za to stary biskup Andrzej Trzebicki, kt<text:span text:style-name="T6">ó</text:span>ry w tych dniach zjecha<text:span text:style-name="T6">ł</text:span> ze swego Krakowa i naprzykrza<text:span text:style-name="T6">ł</text:span> si<text:span text:style-name="T6">ę</text:span> prymasowi. Ksi<text:span text:style-name="T6">ążę</text:span> Czartoryski nawet rozumia<text:span text:style-name="T6">ł</text:span> pewn<text:span text:style-name="T6">ą</text:span> konieczno<text:span text:style-name="T6">ść</text:span> zmian w Rzeczypospolitej, swego czasu popiera<text:span text:style-name="T6">ł przeci</text:span><text:span text:style-name="T6">eż projekty niedawno na obczyźnie zmarłego eks-króla Jana Kazimierza</text:span>... Ale ju<text:span text:style-name="T6">ż</text:span> tyle razy <text:span text:style-name="T6">zawiódł</text:span> si<text:span text:style-name="T6">ę</text:span> ksi<text:span text:style-name="T6">ążę</text:span> prymas w polityce, <text:s/>plany reformy tego kraju przy pomocy francuskiej zosta<text:span text:style-name="T6">ł</text:span>y zniweczone, a teraz prymas czu<text:span text:style-name="T6">ł</text:span> si<text:span text:style-name="T6">ę</text:span> zm<text:span text:style-name="T6">ę</text:span>czony.. i ten Trzebicki, jak<text:span text:style-name="T6">ż</text:span>e on nudzi...</text:p>
      <text:p text:style-name="Dialog">- trzeba konwokacj<text:span text:style-name="T6">ę</text:span><text:span text:style-name="T9"> jak najwcze</text:span><text:span text:style-name="T6">ś</text:span><text:span text:style-name="T9">niej zwo</text:span><text:span text:style-name="T6">ł</text:span><text:span text:style-name="T9">a</text:span><text:span text:style-name="T6">ć - perorował Trzebicki -</text:span><text:span text:style-name="T9"> p</text:span><text:span text:style-name="T6">ó</text:span><text:span text:style-name="T9">ki si</text:span><text:span text:style-name="T6">ę</text:span><text:span text:style-name="T9"> zapa</text:span><text:span text:style-name="T6">ł</text:span><text:span text:style-name="T9"> szlachecki i dar jedno</text:span><text:span text:style-name="T6">śc</text:span><text:span text:style-name="T9">i politycznej w obronie wolno</text:span><text:span text:style-name="T6">ś</text:span><text:span text:style-name="T9">ci tego kraju, dar jedno</text:span><text:span text:style-name="T6">ś</text:span><text:span text:style-name="T9">ci powiadam, p</text:span><text:span text:style-name="T6">ó</text:span><text:span text:style-name="T9">ki dzia</text:span><text:span text:style-name="T6">ł</text:span><text:span text:style-name="T9">a, aby si</text:span><text:span text:style-name="T6">ę</text:span><text:span text:style-name="T9"> nie skrzykn</text:span><text:span text:style-name="T6">ę</text:span><text:span text:style-name="T9">li, nie zorganizowali wrogowie tego, kt</text:span><text:span text:style-name="T6">ó</text:span><text:span text:style-name="T9">ry sam jeden obron</text:span><text:span text:style-name="T6">ę</text:span><text:span text:style-name="T9"> tego kraju i wiary </text:span><text:span text:style-name="T6">ś</text:span><text:span text:style-name="T9">wi</text:span><text:span text:style-name="T6">ę</text:span><text:span text:style-name="T9">tej na swych plecach d</text:span><text:span text:style-name="T6">ź</text:span><text:span text:style-name="T9">wiga, powiadam, obron</text:span><text:span text:style-name="T6">ę</text:span><text:span text:style-name="T9"> wiary.</text:span></text:p>
      <text:p text:style-name="Dialog"><text:span text:style-name="T9">- Palec Bo</text:span><text:span text:style-name="T6">ż</text:span><text:span text:style-name="T9">y w tym, </text:span><text:span text:style-name="T6">ż</text:span><text:span text:style-name="T9">e nasz przyjaciel, Cesarza przyjaciel, ja</text:span><text:span text:style-name="T6">ś</text:span><text:span text:style-name="T9">nie wielmo</text:span><text:span text:style-name="T6">ż</text:span><text:span text:style-name="T9">ny pan hetman litewski Pac wcze</text:span><text:span text:style-name="T6">ś</text:span><text:span text:style-name="T9">niej z kampanii wojennej wr</text:span><text:span text:style-name="T6">ó</text:span><text:span text:style-name="T9">ci</text:span><text:span text:style-name="T6">ł - odpar</text:span><text:span text:style-name="T6">ł</text:span><text:span text:style-name="T6"> prymas -</text:span><text:span text:style-name="T9"> on konwokacj</text:span><text:span text:style-name="T6">ę</text:span><text:span text:style-name="T9"> po naszej my</text:span><text:span text:style-name="T6">ś</text:span><text:span text:style-name="T9">li przeprowadzi</text:span><text:span text:style-name="T6">ć</text:span><text:span text:style-name="T9"> pomo</text:span><text:span text:style-name="T6">ż</text:span><text:span text:style-name="T9">e.</text:span></text:p>
      <text:p text:style-name="Dialog"><text:span text:style-name="T9">- Palec Bo</text:span><text:span text:style-name="T6">ż</text:span><text:span text:style-name="T9">y kaza</text:span><text:span text:style-name="T6">ł</text:span><text:span text:style-name="T9"> panu Pacowi litewskie wojsko z wojny z bezbo</text:span><text:span text:style-name="T6">ż</text:span><text:span text:style-name="T9">nym Turkiem niezako</text:span><text:span text:style-name="T6">ń</text:span><text:span text:style-name="T9">czonej, z wojny powiadam wyprowadzi</text:span><text:span text:style-name="T6">ć</text:span><text:span text:style-name="T9">? - zdziwi</text:span><text:span text:style-name="T6">ł</text:span><text:span text:style-name="T9"> si</text:span><text:span text:style-name="T6">ę</text:span><text:span text:style-name="T9"> biskup.</text:span></text:p>
      <text:p text:style-name="Dialog"><text:span text:style-name="T9">- Jego wielmo</text:span><text:span text:style-name="T6">ż</text:span><text:span text:style-name="T9">no</text:span><text:span text:style-name="T6">ść</text:span><text:span text:style-name="T9"> pan hetman litewski pobo</text:span><text:span text:style-name="T6">ż</text:span><text:span text:style-name="T9">ny wielce i wszystko co robi, na chwa</text:span><text:span text:style-name="T6">łę Pana robi</text:span><text:span text:style-name="T9">...</text:span></text:p>
      <text:p text:style-name="Dialog"><text:span text:style-name="T9">- Pobo</text:span><text:span text:style-name="T6">ż</text:span><text:span text:style-name="T9">ny nie znaczy zbawiony - odpar</text:span><text:span text:style-name="T6">ł</text:span><text:span text:style-name="T9"> biskup - a konwokacj</text:span><text:span text:style-name="T6">ę</text:span><text:span text:style-name="T9"> zwo</text:span><text:span text:style-name="T6">ł</text:span><text:span text:style-name="T9">a</text:span><text:span text:style-name="T6">ć</text:span><text:span text:style-name="T9"> trzeba wkr</text:span><text:span text:style-name="T6">ó</text:span><text:span text:style-name="T9">tce, bo i elekcja musi by</text:span><text:span text:style-name="T6">ć</text:span><text:span text:style-name="T9"> niezad</text:span><text:span text:style-name="T6">ł</text:span><text:span text:style-name="T9">ugo i sprawnie, elekcja powiadam musi by</text:span><text:span text:style-name="T6">ć</text:span><text:span text:style-name="T9"> zako</text:span><text:span text:style-name="T6">ń</text:span><text:span text:style-name="T9">czon</text:span><text:span text:style-name="T6">ą</text:span><text:span text:style-name="T9">. Wr</text:span><text:span text:style-name="T6">ó</text:span><text:span text:style-name="T9">g w granicach jeszcze.</text:span></text:p>
      <text:p text:style-name="Text_20_body"><text:span text:style-name="T9">Pr</text:span><text:span text:style-name="T6">ę</text:span><text:span text:style-name="T9">dkie konwokacji przeprowadzenie by</text:span><text:span text:style-name="T6">ł</text:span><text:span text:style-name="T9">o i po prymasa my</text:span><text:span text:style-name="T6">ś</text:span><text:span text:style-name="T9">li. Nie chcia</text:span><text:span text:style-name="T6">ł</text:span><text:span text:style-name="T9"> on bowiem, aby Sobieski na przebieg elekcji wp</text:span><text:span text:style-name="T6">ł</text:span><text:span text:style-name="T9">yw zyska</text:span><text:span text:style-name="T6">ł</text:span><text:span text:style-name="T9">, co przy jego s</text:span><text:span text:style-name="T6">ł</text:span><text:span text:style-name="T9">awie wojennej </text:span><text:span text:style-name="T6">zdarzyć</text:span><text:span text:style-name="T9"> si</text:span><text:span text:style-name="T6">ę</text:span><text:span text:style-name="T9"> mog</text:span><text:span text:style-name="T6">ł</text:span><text:span text:style-name="T9">o. Jeszcze doprowadzi</text:span><text:span text:style-name="T6">ł</text:span><text:span text:style-name="T9">by do wyboru jakiego</text:span><text:span text:style-name="T6">ś</text:span><text:span text:style-name="T9">, uchowaj Bo</text:span><text:span text:style-name="T6">że, Francuza, i do zerwania w ten sposób sojuszu ze Świętym Cesarstwem Rzymskim. Takiej katastrofy chciał książę prymas za wszelką cenę uniknąć, dlatego długo zastanawiał się nad szczegółami organizacji sejmu konwokacyjnego. </text:span><text:span text:style-name="T9">D</text:span><text:span text:style-name="T6">ł</text:span><text:span text:style-name="T9">ugo zatem dyskutowali wielebni biskupi tej listopadowej nocy, bo i Trzebicki g</text:span><text:span text:style-name="T6">ł</text:span><text:span text:style-name="T9">osu swego ch</text:span><text:span text:style-name="T6">ę</text:span><text:span text:style-name="T9">tnie s</text:span><text:span text:style-name="T6">ł</text:span><text:span text:style-name="T9">ucha</text:span><text:span text:style-name="T6">ł.</text:span><text:span text:style-name="T9"> Jednak zdecydowano zwo</text:span><text:span text:style-name="T6">ł</text:span><text:span text:style-name="T9">a</text:span><text:span text:style-name="T6">ć</text:span><text:span text:style-name="T9"> sejm konwokacyjny do Warszawy na dzie</text:span><text:span text:style-name="T6">ń</text:span><text:span text:style-name="T9"> 15 stycznia 1674 roku.</text:span></text:p>
      <text:p text:style-name="P13"/>
      <text:p text:style-name="P14">* * *</text:p>
      <text:p text:style-name="P14"/>
      <text:p text:style-name="P15"><text:span text:style-name="T9">Kapitan de Gourdant, </text:span><text:span text:style-name="T6">ż</text:span><text:span text:style-name="T9">ylasty Normandczyk o oczach koloru, jakie <text:s/>morza p</text:span><text:span text:style-name="T6">ół</text:span><text:span text:style-name="T9">nocne miewaj</text:span><text:span text:style-name="T6">ą</text:span><text:span text:style-name="T9"> w lutym przyjmowa</text:span><text:span text:style-name="T6">ł</text:span><text:span text:style-name="T9"> meldunki ze stacji manewrowych o rzucaniu kolejnych cum. Statek „Portefaix”, na kt</text:span><text:span text:style-name="T6">ó</text:span><text:span text:style-name="T9">rym od niedawna by</text:span><text:span text:style-name="T6">ł</text:span><text:span text:style-name="T9"> dow</text:span><text:span text:style-name="T6">ó</text:span><text:span text:style-name="T9">dc</text:span><text:span text:style-name="T6">ą</text:span><text:span text:style-name="T9">, odrywa</text:span><text:span text:style-name="T6">ł</text:span><text:span text:style-name="T9"> si</text:span><text:span text:style-name="T6">ę</text:span><text:span text:style-name="T9"> poma</text:span><text:span text:style-name="T6">ł</text:span><text:span text:style-name="T9">u od nabrze</text:span><text:span text:style-name="T6">ż</text:span><text:span text:style-name="T9">a w Dunkierce i, wyci</text:span><text:span text:style-name="T6">ą</text:span><text:span text:style-name="T9">gany przez </text:span><text:span text:style-name="T6">łó</text:span><text:span text:style-name="T9">d</text:span><text:span text:style-name="T6">ź</text:span><text:span text:style-name="T9"> wios</text:span><text:span text:style-name="T6">ł</text:span><text:span text:style-name="T9">ow</text:span><text:span text:style-name="T6">ą</text:span><text:span text:style-name="T9">, kierowa</text:span><text:span text:style-name="T6">ł</text:span><text:span text:style-name="T9"> si</text:span><text:span text:style-name="T6">ę</text:span><text:span text:style-name="T9"> ku wyj</text:span><text:span text:style-name="T6">ś</text:span><text:span text:style-name="T9">ciu z portu wojennego. Fregaty „Lutine”, „Railleuse”, i „Favorite” </text:span><text:soft-page-break/><text:span text:style-name="T9">r</text:span><text:span text:style-name="T6">ó</text:span><text:span text:style-name="T9">wnie</text:span><text:span text:style-name="T6">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Dialog"><text:span text:style-name="T6">- Teraz wreszcie powie mi pan, panie </text:span><text:span text:style-name="T6">de Beaulieu, dok</text:span><text:span text:style-name="T6">ą</text:span><text:span text:style-name="T6">d p</text:span><text:span text:style-name="T6">ł</text:span><text:span text:style-name="T6">yniemy i po co ta ca</text:span><text:span text:style-name="T6">ł</text:span><text:span text:style-name="T6">a maskarada - rzek</text:span><text:span text:style-name="T6">ł</text:span><text:span text:style-name="T6"> kapitan - mam si</text:span><text:span text:style-name="T6">ę</text:span><text:span text:style-name="T6"> wszak po wyj</text:span><text:span text:style-name="T6">ś</text:span><text:span text:style-name="T6">ciu w morze wszystkiego dowiedzie</text:span><text:span text:style-name="T6">ć.</text:span></text:p>
      <text:p text:style-name="P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10">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5">- To już jest pełne morze, już bardziej na morze wyjść nie mogę, nie wiedząc dokąd się udajemy.</text:p>
      <text:p text:style-name="P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5">- Zaiste bajeczny scenariusz nam tu malujesz, panie pułkowniku. Za jedną woltą polityczną w kraju gdzieś na wschodzie, dwóch przeciwników ma nam ubyć?</text:p>
      <text:p text:style-name="P5">- Tak to jest, bo Turcy zamiast na bezdrożach polskich tkwić, na Austrię ruszą. Zaś z Brandenburgią Rzeczpospolita sobie poradzi, jeśli ten nasz przyjaciel siły swego państwa zjednoczyć zdoła. W tym również ma mu nasz ładunek pomóc.</text:p>
      <text:p text:style-name="P5">- Domyślam się już, co to za ładunek w elekcji dopomaga i wojnę nową prowadzić pozwoli.</text:p>
      <text:p text:style-name="P5">- Sto tysięcy srebrnych talarów.</text:p>
      <text:p text:style-name="P5">- Ten przyjaciel naszego najjaśniejszego pana to jakiś tytan, jeśli z tak niewielką sumą przewrót polityczny ma przeprowadzić.</text:p>
      <text:p text:style-name="Dialog"><text:span text:style-name="T6">- Suma to wystarczająca na początek. Przewrót to też nie będzie - u nich za każdym razem, gdy król umiera, wybiera się następnego - wszyscy szlachetnie urodzeni, czy magnaci, czy też zwykli szlachcice. Ten nasz przyjaciel, hetman Sobieski, wśród zwykłej szlachty poparcie mieć będzie, </text:span><text:soft-page-break/><text:span text:style-name="T6">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Dialog">- Prawdziwie europejska to intryga. Płyniemy, jak rozumiem, do Gdańska?</text:p>
      <text:p text:style-name="P5">- Tak, płyniemy do Gdańska.</text:p>
      <text:p text:style-name="P11"/>
      <text:p text:style-name="P7"/>
      <text:p text:style-name="P7"/>
      <text:list xml:id="list39233130" text:continue-numbering="true" text:style-name="Outline">
        <text:list-item>
          <text:h text:style-name="P20" text:outline-level="1"/>
        </text:list-item>
      </text:list>
      <text:p text:style-name="Text_20_body">Go<text:span text:style-name="T13">rą</text:span><text:span text:style-name="T9">ca atmosfera </text:span><text:span text:style-name="T13">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6">ł</text:span><text:span text:style-name="T13">o w za</text:span><text:span text:style-name="T6">ś</text:span><text:span text:style-name="T13">ciankach b</text:span><text:span text:style-name="T6">ł</text:span><text:span text:style-name="T13">yska</text:span><text:span text:style-name="T6">ł</text:span><text:span text:style-name="T13">y ogniska, piece i pochodnie, gdy </text:span><text:span text:style-name="T6">ż</text:span><text:span text:style-name="T13">o</text:span><text:span text:style-name="T6">ł</text:span><text:span text:style-name="T13">nierze chor</text:span><text:span text:style-name="T6">ą</text:span><text:span text:style-name="T13">gwi lekkiej pokazywali swym rodzinom </text:span><text:span text:style-name="T6">ł</text:span><text:span text:style-name="T13">upy przywiezione spod Chocimia i ca</text:span><text:span text:style-name="T6">ł</text:span><text:span text:style-name="T13">ej s</text:span><text:span text:style-name="T6">ł</text:span><text:span text:style-name="T13">awnej ju</text:span><text:span text:style-name="T6">ż</text:span><text:span text:style-name="T13"> kampanii mo</text:span><text:span text:style-name="T6">ł</text:span><text:span text:style-name="T13">dawskiej. Na d</text:span><text:span text:style-name="T6">ł</text:span><text:span text:style-name="T13">ugie tygodnie starczy</text:span><text:span text:style-name="T6">ł</text:span><text:span text:style-name="T13">o rycerskich opowie</text:span><text:span text:style-name="T6">ś</text:span><text:span text:style-name="T13">ci, kt</text:span><text:span text:style-name="T6">ó</text:span><text:span text:style-name="T13">re s</text:span><text:span text:style-name="T6">ł</text:span><text:span text:style-name="T13">awi</text:span><text:span text:style-name="T6">ł</text:span><text:span text:style-name="T13">y wielkiego wodza polskiego i ukazywa</text:span><text:span text:style-name="T6">ł</text:span><text:span text:style-name="T13">y za</text:span><text:span text:style-name="T6">ś</text:span><text:span text:style-name="T13">ciankowej szlachcie wroga, z kt</text:span><text:span text:style-name="T6">ó</text:span><text:span text:style-name="T13">rym toczono </text:span><text:span text:style-name="T6">ś</text:span><text:span text:style-name="T13">miertelny b</text:span><text:span text:style-name="T6">ó</text:span><text:span text:style-name="T13">j, z innej ni</text:span><text:span text:style-name="T6">ż</text:span><text:span text:style-name="T13"> dotychczas strony:</text:span></text:p>
      <text:p text:style-name="Dialog"><text:span text:style-name="T13">- na tych szmatkach zdobnych, kt</text:span><text:span text:style-name="T6">ó</text:span><text:span text:style-name="T13">re oni nazywaj</text:span><text:span text:style-name="T6">ą</text:span><text:span text:style-name="T13"> dywan - m</text:span><text:span text:style-name="T6">ó</text:span><text:span text:style-name="T13">wi</text:span><text:span text:style-name="T6">ł</text:span><text:span text:style-name="T13"> pan Ostrowski - odprawiaj</text:span><text:span text:style-name="T6">ą</text:span><text:span text:style-name="T13"> Turcy swe mod</text:span><text:span text:style-name="T6">ł</text:span><text:span text:style-name="T13">y, ale i siedzie</text:span><text:span text:style-name="T6">ć</text:span><text:span text:style-name="T13"> na nich wygodnie, bo i mi</text:span><text:span text:style-name="T6">ę</text:span><text:span text:style-name="T13">kcej ni</text:span><text:span text:style-name="T6">ż</text:span><text:span text:style-name="T13"> na </text:span><text:span text:style-name="T6">ł</text:span><text:span text:style-name="T13">awie.</text:span></text:p>
      <text:p text:style-name="Dialog"><text:span text:style-name="T13">- a w takich skrzyneczkach - innym razem prawi</text:span><text:span text:style-name="T6">ł p</text:span><text:span text:style-name="T13">an Stefan pokazuj</text:span><text:span text:style-name="T6">ą</text:span><text:span text:style-name="T13">c zdobyczny sekretarzyk - ich oficyjerowie i dostojnicy listy swe trzymaj</text:span><text:span text:style-name="T6">ą</text:span><text:span text:style-name="T13">. Osobliwym pismem pisz</text:span><text:span text:style-name="T6">ą</text:span><text:span text:style-name="T13"> oni, nie naszym chrze</text:span><text:span text:style-name="T6">ś</text:span><text:span text:style-name="T13">cija</text:span><text:span text:style-name="T6">ń</text:span><text:span text:style-name="T13">skim, ani nawet nie ruskim alfabetem, jeno sw</text:span><text:span text:style-name="T6">ó</text:span><text:span text:style-name="T13">j maj</text:span><text:span text:style-name="T6">ą</text:span><text:span text:style-name="T13">, co jak ozd</text:span><text:span text:style-name="T6">ó</text:span><text:span text:style-name="T13">bka jakowa</text:span><text:span text:style-name="T6">ś</text:span><text:span text:style-name="T13"> wygl</text:span><text:span text:style-name="T6">ą</text:span><text:span text:style-name="T13">da, tak </text:span><text:span text:style-name="T6">ż</text:span><text:span text:style-name="T13">e nawet s</text:span><text:span text:style-name="T6">łów </text:span><text:span text:style-name="T13">nie poznasz. Umie jednak czyta</text:span><text:span text:style-name="T6">ć</text:span><text:span text:style-name="T13"> takie dokumenta pan hetman wielki, bo on si</text:span><text:span text:style-name="T6">ę</text:span><text:span text:style-name="T13"> w ich j</text:span><text:span text:style-name="T6">ę</text:span><text:span text:style-name="T13">zykach wyznaje i wiele z tymi ludami przed wojn</text:span><text:span text:style-name="T6">ą</text:span><text:span text:style-name="T13"> handlu uprawia</text:span><text:span text:style-name="T6">ł</text:span><text:span text:style-name="T13">, a to konie do hodowli sprowadza</text:span><text:span text:style-name="T6">ł</text:span><text:span text:style-name="T13">.</text:span></text:p>
      <text:p text:style-name="P17"><text:span text:style-name="T13">Zima skuła lodem grzęzawiska i pokryła śniegiem pola, u</text:span><text:span text:style-name="T6">ł</text:span><text:span text:style-name="T13">atwiaj</text:span><text:span text:style-name="T6">ą</text:span><text:span text:style-name="T13">c w ten spos</text:span><text:span text:style-name="T6">ó</text:span><text:span text:style-name="T13">b komunikacj</text:span><text:span text:style-name="T6">ę</text:span><text:span text:style-name="T13"> pomi</text:span><text:span text:style-name="T6">ę</text:span><text:span text:style-name="T13">dzy sadybami.</text:span><text:span text:style-name="T8"> Przyjecha</text:span><text:span text:style-name="T8">ł</text:span><text:span text:style-name="T8"> tedy pan Starczy</text:span><text:span text:style-name="T8">ń</text:span><text:span text:style-name="T8">ski podzieli</text:span><text:span text:style-name="T8">ć</text:span><text:span text:style-name="T8"> si</text:span><text:span text:style-name="T8">ę</text:span><text:span text:style-name="T8"> opowie</text:span><text:span text:style-name="T8">ś</text:span><text:span text:style-name="T8">ciami o podziale </text:span><text:span text:style-name="T8">ł</text:span><text:span text:style-name="T8">up</text:span><text:span text:style-name="T8">ó</text:span><text:span text:style-name="T8">w, a tak</text:span><text:span text:style-name="T8">ż</text:span><text:span text:style-name="T8">e wzi</text:span><text:span text:style-name="T8">ąć</text:span><text:span text:style-name="T8"> udzia</text:span><text:span text:style-name="T8">ł</text:span><text:span text:style-name="T8"> w dyskusjach politycznych.</text:span><text:span text:style-name="T14"> Prawi</text:span><text:span text:style-name="T8">ł</text:span><text:span text:style-name="T14"> tedy siedz</text:span><text:span text:style-name="T8">ą</text:span><text:span text:style-name="T14">c z panem Ostrowskim przy grza</text:span><text:span text:style-name="T8">ń</text:span><text:span text:style-name="T14">cu:</text:span></text:p>
      <text:p text:style-name="Dialog"><text:span text:style-name="T13">- Piast nie jest dobrym kandydatem. Cudzoziemiec obcym b</text:span><text:span text:style-name="T6">ę</text:span><text:span text:style-name="T13">d</text:span><text:span text:style-name="T6">ą</text:span><text:span text:style-name="T13">c na radach naszych wspiera</text:span><text:span text:style-name="T6">ć</text:span><text:span text:style-name="T13"> si</text:span><text:span text:style-name="T6">ę</text:span><text:span text:style-name="T13"> b</text:span><text:span text:style-name="T6">ę</text:span><text:span text:style-name="T13">dzie musia</text:span><text:span text:style-name="T6">ł</text:span><text:span text:style-name="T13">. Piast za</text:span><text:span text:style-name="T6">ś</text:span><text:span text:style-name="T13">, rad naszych nie potrzebuj</text:span><text:span text:style-name="T6">ą</text:span><text:span text:style-name="T13">c, na sile swej opiera</text:span><text:span text:style-name="T6">ć</text:span><text:span text:style-name="T13"> si</text:span><text:span text:style-name="T6">ę</text:span><text:span text:style-name="T13"> b</text:span><text:span text:style-name="T6">ę</text:span><text:span text:style-name="T13">dzie, co go do deptania praw naszych skusi.</text:span></text:p>
      <text:p text:style-name="Dialog"><text:span text:style-name="T13">- Sam przecie tego robi</text:span><text:span text:style-name="T6">ł</text:span><text:span text:style-name="T13"> nie b</text:span><text:span text:style-name="T6">ę</text:span><text:span text:style-name="T13">dzie, tylko na jakich</text:span><text:span text:style-name="T6">ś</text:span><text:span text:style-name="T13"> doradcach oprze</text:span><text:span text:style-name="T6">ć</text:span><text:span text:style-name="T13"> si</text:span><text:span text:style-name="T6">ę</text:span><text:span text:style-name="T13"> musi.</text:span></text:p>
      <text:p text:style-name="Dialog"><text:span text:style-name="T13">- Pewno </text:span><text:span text:style-name="T6">ż</text:span><text:span text:style-name="T13">e na nas, jako na oficyjerach swoich, opiera</text:span><text:span text:style-name="T6">ć</text:span><text:span text:style-name="T13"> si</text:span><text:span text:style-name="T6">ę</text:span><text:span text:style-name="T13"> b</text:span><text:span text:style-name="T6">ę</text:span><text:span text:style-name="T13">dzie musia</text:span><text:span text:style-name="T6">ł</text:span><text:span text:style-name="T13">. Lecz nas tak</text:span><text:span text:style-name="T6">ż</text:span><text:span text:style-name="T13">e, jako szlachcic</text:span><text:span text:style-name="T6">ó</text:span><text:span text:style-name="T13">w, gn</text:span><text:span text:style-name="T6">ę</text:span><text:span text:style-name="T13">bi</text:span><text:span text:style-name="T6">ć</text:span><text:span text:style-name="T13"> b</text:span><text:span text:style-name="T6">ę</text:span><text:span text:style-name="T13">dzie, gdy podatki na swoje wojsko wprowadzi. Aboslutum dominium to z</text:span><text:span text:style-name="T6">ł</text:span><text:span text:style-name="T13">o ostateczne, upadek naszego kraju, kt</text:span><text:span text:style-name="T6">ó</text:span><text:span text:style-name="T13">ry przecie</text:span><text:span text:style-name="T6">ż</text:span><text:span text:style-name="T13"> tym si</text:span><text:span text:style-name="T6">ę</text:span><text:span text:style-name="T13"> r</text:span><text:span text:style-name="T6">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10">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Text_20_body"><text:span text:style-name="T13">- Podatkami gn</text:span><text:span text:style-name="T6">ę</text:span><text:span text:style-name="T13">bi</text:span><text:span text:style-name="T6">ć</text:span><text:span text:style-name="T13"> nas nie b</text:span><text:span text:style-name="T6">ę</text:span><text:span text:style-name="T13">dzie, bo nam si</text:span><text:span text:style-name="T6">ę</text:span><text:span text:style-name="T13"> nic zabra</text:span><text:span text:style-name="T6">ć</text:span><text:span text:style-name="T13"> nie da, nic przecie nie mamy. A je</text:span><text:span text:style-name="T6">ś</text:span><text:span text:style-name="T13">li taki Pac, czy taki Radziwiłł ksi</text:span><text:span text:style-name="T6">ążę</text:span><text:span text:style-name="T13"> krewny pana hetmana podatki od swoich latyfundi</text:span><text:span text:style-name="T6">ó</text:span><text:span text:style-name="T13">w zap</text:span><text:span text:style-name="T6">ł</text:span><text:span text:style-name="T13">aci, to i na zdrowie Rzeczypospolitej b</text:span><text:span text:style-name="T6">ę</text:span><text:span text:style-name="T13">dzie.</text:span></text:p>
      <text:p text:style-name="Dialog"><text:span text:style-name="T13">- Albo taki pan Zamoyski, s</text:span><text:span text:style-name="T6">ą</text:span><text:span text:style-name="T13">siad nasz, co tyle gotowizny na procesy ma. Lepiej by wreszcie regimenta przepisane z tej prawie swojej ordynacji wreszcie wystawi</text:span><text:span text:style-name="T6">ł</text:span><text:span text:style-name="T13">.</text:span></text:p>
      <text:p text:style-name="P8"/>
      <text:p text:style-name="P16">* * *</text:p>
      <text:p text:style-name="P8"/>
      <text:p text:style-name="Text_20_body"><text:span text:style-name="T13">Pan Zamoyski <text:s/>go</text:span><text:span text:style-name="T6">ś</text:span><text:span text:style-name="T13">ci</text:span><text:span text:style-name="T6">ł</text:span><text:span text:style-name="T13"> w</text:span><text:span text:style-name="T6">ł</text:span><text:span text:style-name="T13">a</text:span><text:span text:style-name="T6">ś</text:span><text:span text:style-name="T13">nie w swej kamienicy w Lublinie pana hetmana Sobieskiego i o zbli</text:span><text:span text:style-name="T6">ż</text:span><text:span text:style-name="T13">aj</text:span><text:span text:style-name="T6">ą</text:span><text:span text:style-name="T13">cej si</text:span><text:span text:style-name="T6">ę</text:span><text:span text:style-name="T13"> elekcji z nim rozmawia</text:span><text:span text:style-name="T6">ł</text:span><text:span text:style-name="T13">:</text:span></text:p>
      <text:p text:style-name="Dialog"><text:soft-page-break/><text:span text:style-name="T13">- nawet je</text:span><text:span text:style-name="T6">śl</text:span><text:span text:style-name="T13">i na konwokacj</text:span><text:span text:style-name="T6">ę</text:span><text:span text:style-name="T13"> Wasza Dostojno</text:span><text:span text:style-name="T6">ść</text:span><text:span text:style-name="T13"> nie wybierasz si</text:span><text:span text:style-name="T6">ę</text:span><text:span text:style-name="T13">, wierz</text:span><text:span text:style-name="T6">ę</text:span><text:span text:style-name="T13">, </text:span><text:span text:style-name="T6">ż</text:span><text:span text:style-name="T13">e na elekcj</text:span><text:span text:style-name="T6">ę</text:span><text:span text:style-name="T13"> pilnie baczysz. Przecie od tego, czy Dostojności Waszej kandydat na tronie zasi</text:span><text:span text:style-name="T6">ę</text:span><text:span text:style-name="T13">dzie wiele zale</text:span><text:span text:style-name="T6">ż</text:span><text:span text:style-name="T13">y. Kondeusz, tusz</text:span><text:span text:style-name="T6">ę</text:span><text:span text:style-name="T13">?</text:span></text:p>
      <text:p text:style-name="Dialog"><text:span text:style-name="T13">- Wojskowy dzielny krajowi przys</text:span><text:span text:style-name="T6">ł</text:span><text:span text:style-name="T13">u</text:span><text:span text:style-name="T6">ż</text:span><text:span text:style-name="T13">y si</text:span><text:span text:style-name="T6">ę</text:span><text:span text:style-name="T13"> wielce - Sobieski ogl</text:span><text:span text:style-name="T6">ę</text:span><text:span text:style-name="T13">dnie wyra</text:span><text:span text:style-name="T6">ż</text:span><text:span text:style-name="T13">a</text:span><text:span text:style-name="T6">ł się zanim rozmówcy zamiarów nie poznał.</text:span></text:p>
      <text:p text:style-name="Dialog"><text:span text:style-name="T13">- Tak, z poparciem Francji wojn</text:span><text:span text:style-name="T6">ę</text:span><text:span text:style-name="T13"> t</text:span><text:span text:style-name="T6">ę</text:span><text:span text:style-name="T13"> nieszcz</text:span><text:span text:style-name="T6">ę</text:span><text:span text:style-name="T13">sn</text:span><text:span text:style-name="T6">ą</text:span><text:span text:style-name="T13"> szybciej sko</text:span><text:span text:style-name="T6">ń</text:span><text:span text:style-name="T13">czymy. Ale i hetmanowi wielkiemu koronnemu w</text:span><text:span text:style-name="T6">ł</text:span><text:span text:style-name="T13">adca taki si</text:span><text:span text:style-name="T6">ę</text:span><text:span text:style-name="T13"> przys</text:span><text:span text:style-name="T6">ł</text:span><text:span text:style-name="T13">u</text:span><text:span text:style-name="T6">ż</text:span><text:span text:style-name="T13">y. A jednak wrog</text:span><text:span text:style-name="T6">ó</text:span><text:span text:style-name="T13">w znacznych ta kandydatur mie</text:span><text:span text:style-name="T6">ć</text:span><text:span text:style-name="T13"> b</text:span><text:span text:style-name="T6">ę</text:span><text:span text:style-name="T13">dzie. Wielu przecie z Habsburgiem nadzieje wi</text:span><text:span text:style-name="T6">ążą</text:span><text:span text:style-name="T13">... Ju</text:span><text:span text:style-name="T6">ż</text:span><text:span text:style-name="T13"> nawet przed ma</text:span><text:span text:style-name="T6">łż</text:span><text:span text:style-name="T13">e</text:span><text:span text:style-name="T6">ń</text:span><text:span text:style-name="T13">stwem zmar</text:span><text:span text:style-name="T6">ł</text:span><text:span text:style-name="T13">ego kr</text:span><text:span text:style-name="T6">ó</text:span><text:span text:style-name="T13">la z habsbur</text:span><text:span text:style-name="T6">ż</text:span><text:span text:style-name="T13">ank</text:span><text:span text:style-name="T6">ą</text:span><text:span text:style-name="T13">... Ja za</text:span><text:span text:style-name="T6">ś</text:span><text:span text:style-name="T13"> kandydata mi</text:span><text:span text:style-name="T6">ł</text:span><text:span text:style-name="T13">ego Waszej Dostojno</text:span><text:span text:style-name="T6">ś</text:span><text:span text:style-name="T13">ci popr</text:span><text:span text:style-name="T6">ę</text:span><text:span text:style-name="T13">, je</text:span><text:span text:style-name="T6">ś</text:span><text:span text:style-name="T13">li Wasza Dostojno</text:span><text:span text:style-name="T6">ść</text:span><text:span text:style-name="T13"> moje s</text:span><text:span text:style-name="T6">ł</text:span><text:span text:style-name="T13">uszne prawa do Zamo</text:span><text:span text:style-name="T6">ś</text:span><text:span text:style-name="T13">cia i Ordynacyjej poprze. Zamoyskich to przecie dzie</text:span><text:span text:style-name="T6">ł</text:span><text:span text:style-name="T13">o, do kt</text:span><text:span text:style-name="T6">ó</text:span><text:span text:style-name="T13">rego przyjaciel Wasz pan hetman Wi</text:span><text:span text:style-name="T6">ś</text:span><text:span text:style-name="T13">niowiecki, pretensj</text:span><text:span text:style-name="T6">ę</text:span><text:span text:style-name="T13"> poprzez nieboszczk</text:span><text:span text:style-name="T6">ę</text:span><text:span text:style-name="T13"> Gryzeld</text:span><text:span text:style-name="T6">ę</text:span><text:span text:style-name="T13"> suplikuje. Oto Wasza Mi</text:span><text:span text:style-name="T6">ł</text:span><text:span text:style-name="T13">o</text:span><text:span text:style-name="T6">ść</text:span><text:span text:style-name="T13"> s</text:span><text:span text:style-name="T6">ł</text:span><text:span text:style-name="T13">owo wa</text:span><text:span text:style-name="T6">ż</text:span><text:span text:style-name="T13">ne w Trybunale tutejszym powiedzie</text:span><text:span text:style-name="T6">ć</text:span><text:span text:style-name="T13"> powiedzie</text:span><text:span text:style-name="T6">ć</text:span><text:span text:style-name="T13"> mo</text:span><text:span text:style-name="T6">ż</text:span><text:span text:style-name="T13">e i s</text:span><text:span text:style-name="T6">ł</text:span><text:span text:style-name="T13">owa tego tutaj pos</text:span><text:span text:style-name="T6">ł</text:span><text:span text:style-name="T13">uchaj</text:span><text:span text:style-name="T6">ą</text:span><text:span text:style-name="T13">. Je</text:span><text:span text:style-name="T6">ś</text:span><text:span text:style-name="T13">li wi</text:span><text:span text:style-name="T6">ę</text:span><text:span text:style-name="T13">c uda si</text:span><text:span text:style-name="T6">ę</text:span><text:span text:style-name="T13"> Waszej Dostojno</text:span><text:span text:style-name="T6">ś</text:span><text:span text:style-name="T13">ci, </text:span><text:span text:style-name="T6">ż</text:span><text:span text:style-name="T13">ebym ja wr</text:span><text:span text:style-name="T6">ó</text:span><text:span text:style-name="T13">ci</text:span><text:span text:style-name="T6">ł</text:span><text:span text:style-name="T13"> na Zamo</text:span><text:span text:style-name="T6">ść</text:span><text:span text:style-name="T13">, a pan hetman Wi</text:span><text:span text:style-name="T6">ś</text:span><text:span text:style-name="T13">niowiecki czym innym zadowoli</text:span><text:span text:style-name="T6">ł</text:span><text:span text:style-name="T13"> si</text:span><text:span text:style-name="T6">ę</text:span><text:span text:style-name="T13">, to elekcja bardziej po Waszej my</text:span><text:span text:style-name="T6">ś</text:span><text:span text:style-name="T13">li si</text:span><text:span text:style-name="T6">ę</text:span><text:span text:style-name="T13"> rozwinie...</text:span></text:p>
      <text:p text:style-name="P8"/>
      <text:p text:style-name="P16">* * *</text:p>
      <text:p text:style-name="P8"/>
      <text:p text:style-name="Text_20_body"><text:span text:style-name="T13">Sejm konwokacyjny zszed</text:span><text:span text:style-name="T6">ł</text:span><text:span text:style-name="T13"> si</text:span><text:span text:style-name="T6">ę</text:span><text:span text:style-name="T13">, a potem rozszed</text:span><text:span text:style-name="T6">ł</text:span><text:span text:style-name="T13"> bez wi</text:span><text:span text:style-name="T6">ę</text:span><text:span text:style-name="T13">kszych sensacji. Termin sejmu elekcyjnego ustalono na 20 kwietnia. W</text:span><text:span text:style-name="T6">ś</text:span><text:span text:style-name="T13">r</text:span><text:span text:style-name="T6">ó</text:span><text:span text:style-name="T13">d drobiazgowych instrukcyj co do przebiegu elekcji znalaz</text:span><text:span text:style-name="T6">ł</text:span><text:span text:style-name="T13">a si</text:span><text:span text:style-name="T6">ę</text:span><text:span text:style-name="T13"> i tak, </text:span><text:span text:style-name="T6">ż</text:span><text:span text:style-name="T13">e nie wolno wprowadza</text:span><text:span text:style-name="T6">ć</text:span><text:span text:style-name="T13"> wojsk w pobli</text:span><text:span text:style-name="T6">ż</text:span><text:span text:style-name="T13">e pola na Woli. Instrukcja ta przez delegacj</text:span><text:span text:style-name="T6">ę</text:span><text:span text:style-name="T13"> wile</text:span><text:span text:style-name="T6">ń</text:span><text:span text:style-name="T13">sk</text:span><text:span text:style-name="T6">ą</text:span><text:span text:style-name="T13"> przeforsowana w oczywisty spos</text:span><text:span text:style-name="T6">ó</text:span><text:span text:style-name="T13">b by</text:span><text:span text:style-name="T6">ł</text:span><text:span text:style-name="T13">a w hetmana Sobieskiego wymierzona, jego samego jednak nie zmartwi</text:span><text:span text:style-name="T6">ł</text:span><text:span text:style-name="T13">a. On by</text:span><text:span text:style-name="T6">ł</text:span><text:span text:style-name="T13"> bowiem r</text:span><text:span text:style-name="T6">ó</text:span><text:span text:style-name="T13">wnie</text:span><text:span text:style-name="T6">ż</text:span><text:span text:style-name="T13"> jako marsza</text:span><text:span text:style-name="T6">ł</text:span><text:span text:style-name="T13">ek wielki koronny za jej wykonanie odpowiedzialny, jako i za og</text:span><text:span text:style-name="T6">ó</text:span><text:span text:style-name="T13">lny porz</text:span><text:span text:style-name="T6">ą</text:span><text:span text:style-name="T13">dek na elekcji. Zaraz te</text:span><text:span text:style-name="T6">ż</text:span><text:span text:style-name="T13"> zarz</text:span><text:span text:style-name="T6">ą</text:span><text:span text:style-name="T13">dzi</text:span><text:span text:style-name="T6">ł</text:span><text:span text:style-name="T13">, </text:span><text:span text:style-name="T6">ż</text:span><text:span text:style-name="T13">e r</text:span><text:span text:style-name="T6">ó</text:span><text:span text:style-name="T13">wnie</text:span><text:span text:style-name="T6">ż</text:span><text:span text:style-name="T13"> magnaci litewscy <text:s/>na orszaku niewielkim przybocznym poprzesta</text:span><text:span text:style-name="T6">ć</text:span><text:span text:style-name="T13"> musz</text:span><text:span text:style-name="T6">ą</text:span><text:span text:style-name="T13">. By</text:span><text:span text:style-name="T6">ł</text:span><text:span text:style-name="T13">o to zgodne z instrukcj</text:span><text:span text:style-name="T6">ą</text:span><text:span text:style-name="T13"> sejmu konwokacyjnego, lecz wbrew tradycji pozwalaj</text:span><text:span text:style-name="T6">ą</text:span><text:span text:style-name="T13">cej magnatom z ksi</text:span><text:span text:style-name="T6">ążę</text:span><text:span text:style-name="T13">cej krwi Giedymina, lub tym, kt</text:span><text:span text:style-name="T6">ó</text:span><text:span text:style-name="T13">rzy przez maj</text:span><text:span text:style-name="T6">ę</text:span><text:span text:style-name="T13">tno</text:span><text:span text:style-name="T6">ść</text:span><text:span text:style-name="T13"> za krwi tej r</text:span><text:span text:style-name="T6">ó</text:span><text:span text:style-name="T13">wnych si</text:span><text:span text:style-name="T6">ę</text:span><text:span text:style-name="T13"> uwa</text:span><text:span text:style-name="T6">ż</text:span><text:span text:style-name="T13">ali, z ca</text:span><text:span text:style-name="T6">ł</text:span><text:span text:style-name="T13">ym prawie wojskiem swym na Mazowsze si</text:span><text:span text:style-name="T6">ę</text:span><text:span text:style-name="T13"> zje</text:span><text:span text:style-name="T6">ż</text:span><text:span text:style-name="T13">d</text:span><text:span text:style-name="T6">ż</text:span><text:span text:style-name="T13">a</text:span><text:span text:style-name="T6">ć</text:span><text:span text:style-name="T13">.</text:span></text:p>
      <text:p text:style-name="P16">* * *</text:p>
      <text:p text:style-name="P8"/>
      <text:p text:style-name="Text_20_body"><text:span text:style-name="T13">Wchodz</text:span><text:span text:style-name="T6">ą</text:span><text:span text:style-name="T13">cy do Gda</text:span><text:span text:style-name="T6">ń</text:span><text:span text:style-name="T13">ska francuski bryg </text:span><text:span text:style-name="T6">ś</text:span><text:span text:style-name="T13">ci</text:span><text:span text:style-name="T6">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10">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10">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10"/>
      <text:p text:style-name="P16">* * *</text:p>
      <text:p text:style-name="P8"/>
      <text:p text:style-name="P10">Sta<text:span text:style-name="T6">ł</text:span>y pose<text:span text:style-name="T6">ł</text:span> cesarski w Warszawie Stom i specjalny wys<text:span text:style-name="T6">ł</text:span>annik cesarza na elekcj<text:span text:style-name="T6">ę, hrabia </text:span>Schaffgotsch nie musieli si<text:span text:style-name="T6">ę</text:span> spotyka<text:span text:style-name="T6">ć</text:span> potajemnie. Jednak ich spotkania mia<text:span text:style-name="T6">ł</text:span>y tajny charakter, zdawa<text:span text:style-name="T6">ł</text:span>o si<text:span text:style-name="T6">ę</text:span> im bowiem, <text:span text:style-name="T6">ż</text:span>e s<text:span text:style-name="T6">ą</text:span> na tropie tajemnic <text:s/>jakowy<text:span text:style-name="T6">ś</text:span>. Nie bardzo wiedzieli, jakich.</text:p>
      <text:p text:style-name="Dialog">- Co<text:span text:style-name="T6">ś</text:span><text:span text:style-name="T6"> si</text:span><text:span text:style-name="T6">ę</text:span><text:span text:style-name="T6"> w Gda</text:span><text:span text:style-name="T6">ń</text:span><text:span text:style-name="T6">sku przecie dzieje, ostatni list od Loitzla podaje, </text:span><text:span text:style-name="T6">ż</text:span><text:span text:style-name="T6">e jakie</text:span><text:span text:style-name="T6">ś</text:span><text:span text:style-name="T6"> francuskie statki do portu wp</text:span><text:span text:style-name="T6">ł</text:span><text:span text:style-name="T6">ywa</text:span><text:span text:style-name="T6">ć</text:span><text:span text:style-name="T6"> mia</text:span><text:span text:style-name="T6">ł</text:span><text:span text:style-name="T6">y. Na pewno elekcj</text:span><text:span text:style-name="T6">ę</text:span><text:span text:style-name="T6"> Kondeusza Ludwik b</text:span><text:span text:style-name="T6">ę</text:span><text:span text:style-name="T6">dzie forsowa</text:span><text:span text:style-name="T6">ł za wszelką cenę</text:span><text:span text:style-name="T6">.</text:span></text:p>
      <text:p text:style-name="Dialog"><text:span text:style-name="T6">- To Wa</text:span><text:span text:style-name="T6">ść</text:span><text:span text:style-name="T6"> Loitzla do Gda</text:span><text:span text:style-name="T6">ń</text:span><text:span text:style-name="T6">ska wys</text:span><text:span text:style-name="T6">ł</text:span><text:span text:style-name="T6">a</text:span><text:span text:style-name="T6">ł</text:span><text:span text:style-name="T6">?</text:span></text:p>
      <text:p text:style-name="Dialog"><text:span text:style-name="T6">- </text:span><text:span text:style-name="T6">Ż</text:span><text:span text:style-name="T6">adnego innego wywiadowcy pod r</text:span><text:span text:style-name="T6">ę</text:span><text:span text:style-name="T6">k</text:span><text:span text:style-name="T6">ą</text:span><text:span text:style-name="T6"> nie mia</text:span><text:span text:style-name="T6">ł</text:span><text:span text:style-name="T6">em, bo inni Jawor</text:span><text:span text:style-name="T6">ó</text:span><text:span text:style-name="T6">w Sobieskiego oraz Lw</text:span><text:span text:style-name="T6">ó</text:span><text:span text:style-name="T6">w obserwuj</text:span><text:span text:style-name="T6">ą</text:span><text:span text:style-name="T6">. Mam wra</text:span><text:span text:style-name="T6">ż</text:span><text:span text:style-name="T6">enie, </text:span><text:span text:style-name="T6">ż</text:span><text:span text:style-name="T6">e Sobieski co</text:span><text:span text:style-name="T6">ś</text:span><text:span text:style-name="T6"> planuje - po takim zwyci</text:span><text:span text:style-name="T6">ę</text:span><text:span text:style-name="T6">stwie s</text:span><text:span text:style-name="T6">ł</text:span><text:span text:style-name="T6">awnym m</text:span><text:span text:style-name="T6">ó</text:span><text:span text:style-name="T6">g</text:span><text:span text:style-name="T6">ł</text:span><text:span text:style-name="T6">by tutaj nawet i dyktatur</text:span><text:span text:style-name="T6">ę</text:span><text:span text:style-name="T6"> wprowadzi</text:span><text:span text:style-name="T6">ć</text:span><text:span text:style-name="T6">, gdyby chcia</text:span><text:span text:style-name="T6">ł</text:span><text:span text:style-name="T6">... A on nawet kandydatury swej nie zg</text:span><text:span text:style-name="T6">ł</text:span><text:span text:style-name="T6">asza.</text:span></text:p>
      <text:p text:style-name="Dialog"><text:span text:style-name="T6">- Donosi mi pan Fredro ze Lwowa, </text:span><text:span text:style-name="T6">ż</text:span><text:span text:style-name="T6">e Sobieski z Pacami si</text:span><text:span text:style-name="T6">ę</text:span><text:span text:style-name="T6"> zgodzi</text:span><text:span text:style-name="T6">ł</text:span><text:span text:style-name="T6">, </text:span><text:span text:style-name="T6">ż</text:span><text:span text:style-name="T6">e </text:span><text:span text:style-name="T6">ż</text:span><text:span text:style-name="T6">aden Polak ani Litwin swej kandydatury na elekcj</text:span><text:span text:style-name="T6">ę</text:span><text:span text:style-name="T6"> nie wystawi.</text:span></text:p>
      <text:p text:style-name="Dialog"><text:span text:style-name="T6">- To dziwne, </text:span><text:span text:style-name="T6">ż</text:span><text:span text:style-name="T6">eby Sobieski z Pacami si</text:span><text:span text:style-name="T6">ę</text:span><text:span text:style-name="T6"> w czymkolwiek zgodzi</text:span><text:span text:style-name="T6">ł</text:span><text:span text:style-name="T6"> i to jeszcze na takie ust</text:span><text:span text:style-name="T6">ę</text:span><text:span text:style-name="T6">pstwa poszed</text:span><text:span text:style-name="T6">ł</text:span><text:span text:style-name="T6">. Ufasz Wa</text:span><text:span text:style-name="T6">ść</text:span><text:span text:style-name="T6"> temu Fredrowi? Du</text:span><text:span text:style-name="T6">ż</text:span><text:span text:style-name="T6">o mu si</text:span><text:span text:style-name="T6">ę</text:span><text:span text:style-name="T6"> p</text:span><text:span text:style-name="T6">ł</text:span><text:span text:style-name="T6">aci?</text:span></text:p>
      <text:p text:style-name="Dialog"><text:span text:style-name="T6">- Jemu akurat nic nie p</text:span><text:span text:style-name="T6">ł</text:span><text:span text:style-name="T6">acimy, on zawsze by</text:span><text:span text:style-name="T6">ł</text:span><text:span text:style-name="T6"> Habsburg</text:span><text:span text:style-name="T6">ó</text:span><text:span text:style-name="T6">w sam z siebie zwolennikiem, i piewc</text:span><text:span text:style-name="T6">ą</text:span><text:span text:style-name="T6"> swob</text:span><text:span text:style-name="T6">ó</text:span><text:span text:style-name="T6">d szlacheckich. J</text:span><text:span text:style-name="T6">eśli on na pozycje Sobieskiego teraz przeszedł, to już zupełnie kiepsko z naszymi wpływami w Rzeczypospolitej. Ale co tam Loitzl dalej donosi?</text:span></text:p>
      <text:p text:style-name="P5">- Miał się rozejrzeć, co z tymi francuskimi statkami.</text:p>
      <text:p text:style-name="P5">-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5"/>
      <text:p text:style-name="P16">* * *</text:p>
      <text:p text:style-name="P8"/>
      <text:p text:style-name="P15"><text:span text:style-name="T13">Jeszcze pod koniec lutego zjecha</text:span><text:span text:style-name="T6">ł</text:span><text:span text:style-name="T13"> do za</text:span><text:span text:style-name="T6">ś</text:span><text:span text:style-name="T13">cianka pan Atanazy Mi</text:span><text:span text:style-name="T6">ą</text:span><text:span text:style-name="T13">czy</text:span><text:span text:style-name="T6">ń</text:span><text:span text:style-name="T13">ski z niewielkim pocztem. Z szacunkiem witany przez szarak</text:span><text:span text:style-name="T6">ó</text:span><text:span text:style-name="T13">w, z kt</text:span><text:span text:style-name="T6">ó</text:span><text:span text:style-name="T13">rych wielu w jego lekkich chor</text:span><text:span text:style-name="T6">ą</text:span><text:span text:style-name="T13">gwiach s</text:span><text:span text:style-name="T6">ł</text:span><text:span text:style-name="T13">u</text:span><text:span text:style-name="T6">ż</text:span><text:span text:style-name="T13">y</text:span><text:span text:style-name="T6">ł</text:span><text:span text:style-name="T13">o, szed</text:span><text:span text:style-name="T6">ł</text:span><text:span text:style-name="T13"> szybko </text:span><text:soft-page-break/><text:span text:style-name="T13">widzie</text:span><text:span text:style-name="T6">ć</text:span><text:span text:style-name="T13"> si</text:span><text:span text:style-name="T6">ę</text:span><text:span text:style-name="T13"> z panem Ostrowskim. Wspomniawszy chocimskie i mo</text:span><text:span text:style-name="T6">ł</text:span><text:span text:style-name="T13">dawskie potrzeby, w kt</text:span><text:span text:style-name="T6">ó</text:span><text:span text:style-name="T13">rych pan Stefan ju</text:span><text:span text:style-name="T6">ż</text:span><text:span text:style-name="T13"> chor</text:span><text:span text:style-name="T6">ą</text:span><text:span text:style-name="T13">giew prowadza</text:span><text:span text:style-name="T6">ł</text:span><text:span text:style-name="T13">, rzek</text:span><text:span text:style-name="T6">ł</text:span><text:span text:style-name="T13"> pan Mi</text:span><text:span text:style-name="T6">ą</text:span><text:span text:style-name="T13">czy</text:span><text:span text:style-name="T6">ń</text:span><text:span text:style-name="T13">ski:</text:span></text:p>
      <text:p text:style-name="Dialog"><text:span text:style-name="T13">- Trzeba aby</text:span><text:span text:style-name="T6">ś</text:span><text:span text:style-name="T13"> zosta</text:span><text:span text:style-name="T6">ł Waćpan porucznikiem nowej chorągwi wołoskiej, nie mojej wprawdzie, lecz brata mego Andrzeja, cze</text:span><text:span text:style-name="T6">ś</text:span><text:span text:style-name="T6">nika p</text:span><text:span text:style-name="T6">ł</text:span><text:span text:style-name="T6">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5">- Rozumiem, że dla elekcji nastrojów uspokojenia chorągwie na Mazowsze ściągać będą. </text:p>
      <text:p text:style-name="P5">-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5">- Nie może to być, aby kto na zdrowie jaśnie wielmożnego hetmana nastawał! Wszyscy go tu kochają!</text:p>
      <text:p text:style-name="P5">-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5">- Tak teraz już widzę, co Wasza Miłość ma na myśli. Dyscyplinę w wojsku trzeba wzmocnić i tak kraju całego wysiłkiem wojnę zakończyć. Potem dopiero politykować można.</text:p>
      <text:p text:style-name="P12">Panu Atanazemu oczy rozbłysły, gdy usłyszał z ust młodego żołnierza słowa swojego mentora i przyjaciela.</text:p>
      <text:p text:style-name="P5">- Tak właśnie. Jeno aby to uczynić, zmiany w Rzeczpospolitej uczynić nam trzeba. Wielkie zmiany, bo tak jak teraz by<text:span text:style-name="T6">ć</text:span> nie mo<text:span text:style-name="T6">ż</text:span>e. Ca<text:span text:style-name="T6">ł</text:span>a Europa si<text:span text:style-name="T6">ę</text:span> z nas <text:span text:style-name="T6">ś</text:span>mieje, nas<text:span text:style-name="T6">ł</text:span>ucha<text:span text:style-name="T6">ł</text:span>em si<text:span text:style-name="T6">ę </text:span>w Gda<text:span text:style-name="T6">ń</text:span>sku, co kupcy z r<text:span text:style-name="T6">óż</text:span>nych stron o naszej, niegdy<text:span text:style-name="T6">ś</text:span> tak powa<text:span text:style-name="T6">ż</text:span>anej Rzeczpospolitej m<text:span text:style-name="T6">ó</text:span>wi<text:span text:style-name="T6">ą</text:span>. Moi możni przyjaciele liczą na Waści, liczą na wierną mazowiecką szlachtę, że wysiłki ku poprawie Rzeczpospolitej wspomożecie.</text:p>
      <text:p text:style-name="P5">- Ja dla hetmana jegomości trudu ni krwi szczędzić nie będę!</text:p>
      <text:p text:style-name="P5">- Tak więc chorągiew formować trzeba. Oto listy przypowiednie dla mego brata od pana hetmana wielkiego koronnego, na te listy zaciągaj Waść...</text:p>
      <text:p text:style-name="P5"/>
      <text:p text:style-name="P16">* * *</text:p>
      <text:p text:style-name="P8"/>
      <text:p text:style-name="Text_20_body">Ju<text:span text:style-name="T6">ż</text:span> dwa tygodnie p<text:span text:style-name="T6">óź</text:span>niej maszerowa<text:span text:style-name="T6">ł</text:span> pan Ostrowski na czele kilkudziesi<text:span text:style-name="T6">ę</text:span><text:span text:style-name="T9">ciu krewniak</text:span><text:span text:style-name="T6">ó</text:span><text:span text:style-name="T9">w, kum</text:span><text:span text:style-name="T6">ó</text:span><text:span text:style-name="T9">w i s</text:span><text:span text:style-name="T6">ą</text:span><text:span text:style-name="T9">siad</text:span><text:span text:style-name="T6">ó</text:span><text:span text:style-name="T9">w, stanowi</text:span><text:span text:style-name="T6">ą</text:span><text:span text:style-name="T9">cych trzon nowej chor</text:span><text:span text:style-name="T6">ą</text:span><text:span text:style-name="T9">gwi lekkiej. <text:s/>Maszerowali w kierunku Pielaszkowic na Lubelszczy</text:span><text:span text:style-name="T6">ź</text:span><text:span text:style-name="T9">nie, <text:s/>gdzie popisa</text:span><text:span text:style-name="T6">ć</text:span><text:span text:style-name="T9"> si</text:span><text:span text:style-name="T6">ę</text:span><text:span text:style-name="T9"> mieli <text:s/>przed s</text:span><text:span text:style-name="T6">ł</text:span><text:span text:style-name="T9">awetnym ju</text:span><text:span text:style-name="T6">ż</text:span><text:span text:style-name="T9"> dow</text:span><text:span text:style-name="T6">ó</text:span><text:span text:style-name="T9">dc</text:span><text:span text:style-name="T6">ą</text:span><text:span text:style-name="T9"> kawalerii w Koronie, wojewod</text:span><text:span text:style-name="T6">ą</text:span><text:span text:style-name="T9"> ruskim panem Jab</text:span><text:span text:style-name="T6">ł</text:span><text:span text:style-name="T9">onowskim. <text:s/>Zwykle popisy nowych chor</text:span><text:span text:style-name="T6">ą</text:span><text:span text:style-name="T9">gwi powinny odbywa</text:span><text:span text:style-name="T6">ć</text:span><text:span text:style-name="T9"> si</text:span><text:span text:style-name="T6">ę</text:span><text:span text:style-name="T9"> przed pisarzem koronnym, lecz pe</text:span><text:span text:style-name="T6">ł</text:span><text:span text:style-name="T9">ni</text:span><text:span text:style-name="T6">ą</text:span><text:span text:style-name="T9">cy t</text:span><text:span text:style-name="T6">ę</text:span><text:span text:style-name="T9"> funkcj</text:span><text:span text:style-name="T6">ę</text:span><text:span text:style-name="T9"> pan Stefan Czarnecki nie pali</text:span><text:span text:style-name="T6">ł</text:span><text:span text:style-name="T9"> si</text:span><text:span text:style-name="T6">ę</text:span><text:span text:style-name="T9"> do wjazdu w prywatne w</text:span><text:span text:style-name="T6">ł</text:span><text:span text:style-name="T9">o</text:span><text:span text:style-name="T6">ś</text:span><text:span text:style-name="T9">ci hetmana Sobieskiego, kt</text:span><text:span text:style-name="T6">ó</text:span><text:span text:style-name="T9">rego serdecznie nienawidzi</text:span><text:span text:style-name="T6">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6">był Poznań? Nigdy tam nie był, lecz teraz </text:span><text:span text:style-name="T6">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5">- Będziecie strzelać, chłopcy?</text:p>
      <text:p text:style-name="P10">Jeden z klęczących za dziwną bronią żołnierzy odpowiedział:</text:p>
      <text:p text:style-name="P5">- pan Kasztelan kazał!</text:p>
      <text:p text:style-name="P10">A drugi dodał:</text:p>
      <text:p text:style-name="P5">- niech żyje pan Kasztelan!</text:p>
      <text:p text:style-name="P10">Wódz naczelny pokiwał smutno głową. Już wiedział, że jego planów naprawy Rzeczypospolitej nie da się zrealizować bez rozlewu krwi bratniej...</text:p>
      <text:p text:style-name="P10"/>
      <text:list xml:id="list39213379" text:continue-numbering="true" text:style-name="Outline">
        <text:list-item>
          <text:h text:style-name="P20" text:outline-level="1"/>
        </text:list-item>
      </text:list>
      <text:p text:style-name="Text_20_body">„Ilustrissime, dziwne a smutne rzeczy tutaj dziej<text:span text:style-name="T6">ą</text:span><text:span text:style-name="T9"> si</text:span><text:span text:style-name="T6">ę</text:span><text:span text:style-name="T9"> na tej elekcji. Wiele ju</text:span><text:span text:style-name="T6">ż</text:span><text:span text:style-name="T9"> czasu s</text:span><text:span text:style-name="T6">ł</text:span><text:span text:style-name="T9">u</text:span><text:span text:style-name="T6">żę</text:span><text:span text:style-name="T9"> tej Rzeczypospolitej, a przede wszystkiem ojczy</text:span><text:span text:style-name="T6">ź</text:span><text:span text:style-name="T9">nie naszej, </text:span><text:span text:style-name="T6">ś</text:span><text:span text:style-name="T9">wi</text:span><text:span text:style-name="T6">ę</text:span><text:span text:style-name="T9">tej Litwie, lecz takie termina polityczne niezwyk</text:span><text:span text:style-name="T6">ł</text:span><text:span text:style-name="T9">em widzie</text:span><text:span text:style-name="T6">ć</text:span><text:span text:style-name="T9">. Puszczaj</text:span><text:span text:style-name="T6">ą</text:span><text:span text:style-name="T9"> nas Litwin</text:span><text:span text:style-name="T6">ó</text:span><text:span text:style-name="T9">w na Wol</text:span><text:span text:style-name="T6">ę</text:span><text:span text:style-name="T9"> pojedy</text:span><text:span text:style-name="T6">ńczo prawie, tak iż z nikim rozmówić się nie mogę. Bo też poza stronnikami naszymi i Cesarza pewnymi, wszyscy Koroniarze za Sobieskim gardłują. Nawet nuncjusz Buonvisi otwarcie za Cesarskim kandydatem, Lotaryńczykiem, stanąć nie chce! </text:span></text:p>
      <text:p text:style-name="P10">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10">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10">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10">No cóż, czas zakończyć te dywagacje i wkroczyć na elekcję.</text:p>
      <text:p text:style-name="P5"/>
      <text:p text:style-name="P16">* * *</text:p>
      <text:p text:style-name="P8"/>
      <text:p text:style-name="P10">Wjazd pana hetmana wielkiego koronnego do Warszawy by<text:span text:style-name="T6">ł</text:span> wydarzeniem d<text:span text:style-name="T6">ł</text:span>ugo oczekiwanym, jednak zadziwi<text:span text:style-name="T6">ł</text:span> on wielu spektator<text:span text:style-name="T6">ó</text:span>w. Oto 8 maja roku 1674 przed po<text:span text:style-name="T6">ł</text:span>udniem przemaszerowa<text:span text:style-name="T6">ł</text:span>a przez Warszaw<text:span text:style-name="T6">ę</text:span> i przesz<text:span text:style-name="T6">ł</text:span>a dalej, w stron<text:span text:style-name="T6">ę</text:span> Woli, niewielka lecz r<text:span text:style-name="T6">óż</text:span>norodna armia. A zatem na przedzie jecha<text:span text:style-name="T6">ł</text:span>a kawaleria lekka, chor<text:span text:style-name="T6">ą</text:span>giew wo<text:span text:style-name="T6">ł</text:span>oska pod dowództwem <text:s/>m<text:span text:style-name="T6">ł</text:span>odego, lecz ju<text:span text:style-name="T6">ż</text:span> do<text:span text:style-name="T6">ś</text:span>wiadczonego porucznika Ostrowskiego. Ten wprost promienia<text:span text:style-name="T6">ł</text:span> z powodu zaszczytu, jaki go spotka<text:span text:style-name="T6">ł</text:span>. Za nimi jecha<text:span text:style-name="T6">ł</text:span>a chor<text:span text:style-name="T6">ą</text:span>giew pancerna pod dow<text:span text:style-name="T6">ó</text:span>dztwem pana Starczy<text:span text:style-name="T6">ń</text:span>skiego. I dow<text:span text:style-name="T6">ó</text:span>dca i jego wierni <text:span text:style-name="T6">ż</text:span>o<text:span text:style-name="T6">ł</text:span>nierze powa<text:span text:style-name="T6">ż</text:span>ne, wr<text:span text:style-name="T6">ę</text:span>cz ponure miny obnosili, lecz widzowie poczytali im to za znak <text:span text:style-name="T6">wojskowego profesjonalizmu. Jeszcze kilka chorągwi jazdy średniej za nimi jechał, potem zaś chorągiew ciężka, husarska. Ci rośli rycerze co jakiś czas wykrzykiwali „Vivat Victor!” i wszystkim było wiadomo,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text:span><text:span text:style-name="T6">. Również w tej samej kolasce jechał pan wojewoda ruski Jabłonowski oraz poseł króla francuskiego.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text:span><text:soft-page-break/><text:span text:style-name="T6">wodzowi, wielu wyobrażało sobie przemarsze bojowe Sobieskiego i jego zwycięstwa. Większe jeszcze wrażenie zrobiła mowa, którą Sobieski wygłosił jakoby spontanicznie, stojąc na kolasce na Placu Zamkowym. Sobieski szermował pojęciami drogimi sarmackim duszom. Do uszu szlachty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span></text:p>
      <text:p text:style-name="P10"><text:span text:style-name="T6">Po przemówieniu Sobieski skierował się do pałacu prymasa, górującego nad polem elekcyjnym, gdzie pod naciskiem biskupa Olszowskiego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span></text:p>
      <text:p text:style-name="P10"><text:span text:style-name="T6">W dniu 11 maja <text:s/>przemawiał poseł francuski. Wszyscy spodziewali się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454</meta:editing-cycles>
    <meta:creation-date>2014-08-22T08:05:00</meta:creation-date>
    <dc:date>2015-08-13T19:06:17.35</dc:date>
    <meta:editing-duration>P32DT7H21M2S</meta:editing-duration>
    <meta:generator>OpenOffice/4.1.1$Win32 OpenOffice.org_project/411m6$Build-9775</meta:generator>
    <dc:creator>Mikolaj Trzeciecki</dc:creator>
    <meta:document-statistic meta:table-count="0" meta:image-count="0" meta:object-count="0" meta:page-count="44" meta:paragraph-count="445" meta:word-count="19820" meta:character-count="133230"/>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